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18.06mm"/>
    </style:style>
    <style:style style:name="co2" style:family="table-column">
      <style:table-column-properties fo:break-before="auto" style:column-width="47.03mm"/>
    </style:style>
    <style:style style:name="co3" style:family="table-column">
      <style:table-column-properties fo:break-before="auto" style:column-width="138.27mm"/>
    </style:style>
    <style:style style:name="co4" style:family="table-column">
      <style:table-column-properties fo:break-before="auto" style:column-width="74.07mm"/>
    </style:style>
    <style:style style:name="co5" style:family="table-column">
      <style:table-column-properties fo:break-before="auto" style:column-width="112.41mm"/>
    </style:style>
    <style:style style:name="co6" style:family="table-column">
      <style:table-column-properties fo:break-before="auto" style:column-width="55.23mm"/>
    </style:style>
    <style:style style:name="co7" style:family="table-column">
      <style:table-column-properties fo:break-before="auto" style:column-width="29.12mm"/>
    </style:style>
    <style:style style:name="co8" style:family="table-column">
      <style:table-column-properties fo:break-before="auto" style:column-width="15.15mm"/>
    </style:style>
    <style:style style:name="co9" style:family="table-column">
      <style:table-column-properties fo:break-before="auto" style:column-width="24.47mm"/>
    </style:style>
    <style:style style:name="co10" style:family="table-column">
      <style:table-column-properties fo:break-before="auto" style:column-width="14.68mm"/>
    </style:style>
    <style:style style:name="ro1" style:family="table-row">
      <style:table-row-properties style:row-height="4.76mm" fo:break-before="auto" style:use-optimal-row-height="false"/>
    </style:style>
    <style:style style:name="ro2" style:family="table-row">
      <style:table-row-properties style:row-height="4.5mm" fo:break-before="auto" style:use-optimal-row-height="false"/>
    </style:style>
    <style:style style:name="ro3" style:family="table-row">
      <style:table-row-properties style:row-height="8.47mm" fo:break-before="auto" style:use-optimal-row-height="false"/>
    </style:style>
    <style:style style:name="ro4" style:family="table-row">
      <style:table-row-properties style:row-height="12.7mm" fo:break-before="auto" style:use-optimal-row-height="false"/>
    </style:style>
    <style:style style:name="ro5" style:family="table-row">
      <style:table-row-properties style:row-height="16.93mm" fo:break-before="auto" style:use-optimal-row-height="false"/>
    </style:style>
    <style:style style:name="ro6" style:family="table-row">
      <style:table-row-properties style:row-height="5.29mm" fo:break-before="auto" style:use-optimal-row-height="false"/>
    </style:style>
    <style:style style:name="ro7" style:family="table-row">
      <style:table-row-properties style:row-height="4.52mm" fo:break-before="auto" style:use-optimal-row-height="false"/>
    </style:style>
    <style:style style:name="ro8" style:family="table-row">
      <style:table-row-properties style:row-height="4.23mm" fo:break-before="auto" style:use-optimal-row-height="true"/>
    </style:style>
    <style:style style:name="ta1" style:family="table" style:master-page-name="PageStyle_5f_K">
      <style:table-properties table:display="true" style:writing-mode="lr-tb"/>
    </style:style>
    <style:style style:name="ta2" style:family="table" style:master-page-name="PageStyle_5f_Ark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3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normal" style:font-size-asian="10pt" style:font-style-asian="normal" style:font-weight-asian="normal" style:font-name-complex="Arial1" style:font-size-complex="10pt" style:font-style-complex="normal" style:font-weight-complex="normal"/>
    </style:style>
    <style:style style:name="ce4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ce5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1" fo:font-size="10pt" fo:font-style="normal" fo:text-shadow="none" style:text-underline-style="none" fo:font-weight="bold" style:font-size-asian="10pt" style:font-style-asian="normal" style:font-weight-asian="bold" style:font-name-complex="Arial1" style:font-size-complex="10pt" style:font-style-complex="normal" style:font-weight-complex="bold"/>
    </style:style>
    <style:style style:name="ce6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name-asian="Arial Unicode MS" style:font-size-asian="9pt" style:font-style-asian="normal" style:font-weight-asian="normal" style:font-name-complex="Arial Unicode MS" style:font-size-complex="9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2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5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libri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6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fo:color="#000000" style:text-outline="false" style:text-line-through-style="none" style:text-line-through-type="none" style:font-name="Calibri1" fo:font-size="9pt" fo:font-style="normal" fo:text-shadow="none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ce17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K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Default"/>
        <table:table-column table:style-name="co7" table:number-columns-repeated="2" table:default-cell-style-name="Default"/>
        <table:table-column table:style-name="co8" table:number-columns-repeated="15" table:default-cell-style-name="Default"/>
        <table:table-column table:style-name="co9" table:number-columns-repeated="998" table:default-cell-style-name="Default"/>
        <table:table-row table:style-name="ro1">
          <table:table-cell table:style-name="ce1" office:value-type="string" calcext:value-type="string">
            <text:p>Kalaallisut</text:p>
          </table:table-cell>
          <table:table-cell table:style-name="ce1" office:value-type="string" calcext:value-type="string">
            <text:p>Suussusia</text:p>
          </table:table-cell>
          <table:table-cell table:style-name="ce5" office:value-type="string" calcext:value-type="string">
            <text:p>Tuluttuua</text:p>
          </table:table-cell>
          <table:table-cell table:style-name="ce5" office:value-type="string" calcext:value-type="string">
            <text:p>Assersuut kalaallisut</text:p>
          </table:table-cell>
          <table:table-cell table:style-name="ce5" office:value-type="string" calcext:value-type="string">
            <text:p>Assersuut tuluttut</text:p>
          </table:table-cell>
          <table:table-cell table:style-name="ce5" office:value-type="string" calcext:value-type="string">
            <text:p>Nassuiaat/explanation</text:p>
          </table:table-cell>
          <table:table-cell table:style-name="ce7" table:number-columns-repeated="2"/>
          <table:table-cell table:style-name="ce2"/>
          <table:table-cell table:style-name="ce7" table:number-columns-repeated="2"/>
          <table:table-cell table:style-name="ce2" table:number-columns-repeated="15"/>
          <table:table-cell table:number-columns-repeated="998"/>
        </table:table-row>
        <table:table-row table:style-name="ro2">
          <table:table-cell table:style-name="ce2" office:value-type="string" calcext:value-type="string">
            <text:p>kabal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ba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bel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b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beli immap naqqatigoo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underwater cable /ocean floor cabl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ffekand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ffee po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ffeq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ffee tree, coffee bus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ff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ffe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ffil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makes coffe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3">
          <table:table-cell table:style-name="ce2" office:value-type="string" calcext:value-type="string">
            <text:p>kaffiliv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ffee can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affille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ffee klat(s)c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ffiller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hosting a coffee klatc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ffiso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ffee po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ffisuuterujoo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ffee klat(s)ch, coffee part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ff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offee beans, ground coffe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not participating, for once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own do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o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ow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jorujut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ownis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orus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ed phalorope, Phalaropus fulicaria;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juar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ed phalorope, Phalaropus fulicaria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a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ownis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juumm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arries on, continues moving by himsel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mi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desires for it to happen, would like to do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mi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oesn't feel well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juming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tarts feeling unwell, has no desire to do any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mi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sire, inclination (to do something)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juminngila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feels ill, feels unwel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m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desire, is will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mis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feels better, feels healthi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missus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sire, willingnes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ajumissaar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request to..., an invitation to..., an inducement to …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missa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requests, asks, urges him/her (to do something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missaar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ecouragement / -to do something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3" office:value-type="string" calcext:value-type="string">
            <text:p>kajungerisaq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magnet</text:p>
          </table:table-cell>
          <table:table-cell table:style-name="ce6" office:value-type="string" calcext:value-type="string">
            <text:p>saviup kajungerisaa </text:p>
          </table:table-cell>
          <table:table-cell table:style-name="ce6" office:value-type="string" calcext:value-type="string">
            <text:p>magnet</text:p>
          </table:table-cell>
          <table:table-cell table:style-name="ce7" table:number-columns-repeated="6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junger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attractive, looks invit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ng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feels attracted to something, has a desire for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nger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s attracted (by the possiblity of doing something), is interested (in doing something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unngutigii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having a pleasant time eating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lways wants to be where something is happen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jaas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eager to take part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a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finds him/her capable, is impressed with him/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ao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coa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a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lets someone ride on her/his shoulder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lets him/her ride on her/his shoulder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ass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head of a shawl p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erlakk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ckroac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ork-shaped implement used for fis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kkar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 stitch in the sid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kkaal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is/her limb(s) is/are asleep, has pins and needles in limb(s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lis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ree-spined stickleback, Gasterosteus aculeatu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llal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 crawling or tickling sensation on the sk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llarnap paarna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juniper ber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llarnaq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juniper twig, sprig of juniper 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4">
          <table:table-cell table:style-name="ce2" office:value-type="string" calcext:value-type="string">
            <text:p>kakillarn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juniper bus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llaal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one's arm/leg is asleep, has a tingling sensation in the arm/le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o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atto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or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atches it, quilt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pattu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mistakes it for something el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okes it, jabs it, stabs it</text:p>
          </table:table-cell>
          <table:table-cell table:style-name="ce7" table:number-columns-repeated="2"/>
          <table:table-cell table:style-name="ce14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kka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thinks he/she is capable, is impressed with him/her</text:p>
          </table:table-cell>
          <table:table-cell table:style-name="ce7" table:number-columns-repeated="2"/>
          <table:table-cell table:style-name="ce14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kkakkaart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arks like a fox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very skilled, very capab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ersag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mething stapled, something stapled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ersakk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stap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ers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taples it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ersu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mistakes it for something el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er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tapl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ucus, sno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ilert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snotty, covered in sno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ipes one's no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ews it 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iss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acial tissu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kkis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andkerchie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iv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upper li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iv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in cush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u(a)</text:p>
          </table:table-cell>
          <table:table-cell table:style-name="ce2"/>
          <table:table-cell table:style-name="ce6" office:value-type="string" calcext:value-type="string">
            <text:p>those down ther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kaak!</text:p>
          </table:table-cell>
          <table:table-cell table:style-name="ce2"/>
          <table:table-cell table:style-name="ce6" office:value-type="string" calcext:value-type="string">
            <text:p>Wow! That's great! That's a lot!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uj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fork-shaped implement used for fis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aavi</text:p>
          </table:table-cell>
          <table:table-cell table:style-name="ce2" office:value-type="string" calcext:value-type="string">
            <text:p>t</text:p>
          </table:table-cell>
          <table:table-cell table:style-name="ce6" office:value-type="string" calcext:value-type="string">
            <text:p>cocoa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kaavu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cocoa </text:p>
          </table:table-cell>
          <table:table-cell table:style-name="ce7" table:number-columns-repeated="2"/>
          <table:table-cell table:style-name="ce10" office:value-type="string" calcext:value-type="string">
            <text:p>tak. kakaavi, kakao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l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eal, true Greenlander, dyed in the wool Greenlander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s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ehaves stupidly, is laughable because he/she behaves like an old-fashioned Greenlander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alattoo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traditional Greenlandic game of football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ttu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an old Greenlandic dance of European orig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err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scared out of hiding, <text:s/>is flushed out of hiding (of an animal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err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nforms him/her, makes him/her</text:p>
          </table:table-cell>
          <table:table-cell table:style-name="ce7" table:number-columns-repeated="2"/>
          <table:table-cell table:style-name="ce14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lerrisaar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larms someone, sounds the alarm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errisa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alarms him/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errisaar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n alar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igiikk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rigger guar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ikat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inghy towed behind boa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rags something, has something in tow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is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heezes when brea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i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mething that is being dragged along, something that is being towe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it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being towed, is in tow, is being dragged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itt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ugbo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k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ime, whitewash, morta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kiter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act of whitewashing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kiter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hitewashe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kiteru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brush for whitewas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ang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disrespectful, is fresh, is forwar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ann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tinks, reek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und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l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t is thundering, there is thunder and lighten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erup innitortunik ikkussuis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electrician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lerup-inner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ighten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erup-innil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lectric, electrical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lerup-innitortoq</text:p>
          </table:table-cell>
          <table:table-cell table:style-name="ce4" office:value-type="string" calcext:value-type="string">
            <text:p>taggit</text:p>
          </table:table-cell>
          <table:table-cell table:style-name="ce9" office:value-type="string" calcext:value-type="string">
            <text:p>electric</text:p>
          </table:table-cell>
          <table:table-cell table:style-name="ce6" office:value-type="string" calcext:value-type="string">
            <text:p>kissarsuut kallerup innitortoq </text:p>
          </table:table-cell>
          <table:table-cell table:style-name="ce6" office:value-type="string" calcext:value-type="string">
            <text:p><text:s/>electric space heater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allu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one fitting at the tips of a kayak padd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u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bumbs into it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lu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appens to bump it, happens to shove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umps into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w rope, towing line, hauling li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uuss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ies bumping into something (said of a boat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luaa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person who bumbs into something/i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lori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lori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orianut uuttu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alorie meassurer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unner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anchor chain, anchor rod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up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haunted <text:s/>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us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attaches towing line to it (said a seal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usi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takes it in tow</text:p>
          </table:table-cell>
          <table:table-cell table:style-name="ce7" table:number-columns-repeated="23"/>
          <table:table-cell table:number-columns-repeated="998"/>
        </table:table-row>
        <table:table-row table:style-name="ro2" table:visibility="collapse">
          <table:table-cell table:style-name="ce2" office:value-type="string" calcext:value-type="string">
            <text:p>kaluss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inks it is haunt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u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kayaker's apparatus for towing the catch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uttu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s self-conscious about doing it, is too bashful to do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reenland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imerng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reenlandic foo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imern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reenlandic foo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imineerni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or store or outdoor market where Greenlandic food is sold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iussus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reenlandic identit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lar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true Greenland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lisoo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reelandic (subject in school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liso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wearing the Greenlandic women's costum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lisoor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taking Greenlandic (as a subject in school)</text:p>
          </table:table-cell>
          <table:table-cell table:style-name="ce7" table:number-columns-repeated="2"/>
          <table:table-cell table:style-name="ce7" office:value-type="string" calcext:value-type="string">
            <text:p>or they are wearing the Greenlandic women's costume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laallis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in Greenlandic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lisut oqalutt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peaks Greenlandic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lisu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reelandic women's costum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Kalaallit Atuakkiortut</text:p>
          </table:table-cell>
          <table:table-cell table:style-name="ce3" office:value-type="string" calcext:value-type="string">
            <text:p>taggit</text:p>
          </table:table-cell>
          <table:table-cell table:style-name="ce6" office:value-type="string" calcext:value-type="string">
            <text:p>Greenlandic of Authors' Associ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Kalaallit Illuat</text:p>
          </table:table-cell>
          <table:table-cell table:style-name="ce3" office:value-type="string" calcext:value-type="string">
            <text:p>taggit</text:p>
          </table:table-cell>
          <table:table-cell table:style-name="ce8" office:value-type="string" calcext:value-type="string">
            <text:p>Greenlanders' House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llit oqaluttuarisaaner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istory of Greenlan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laallit oqaasii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the Greenlandic language, Greenlandic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laan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auce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magitt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patient, is slow to ang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a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how understanding of it, show tolerance for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aj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easily angered, is hothead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a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ng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an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intolerable, is irritat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anaatsul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makes a fuss, makes troub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angry, is ma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massa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upsets him/her, angers him/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erus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overshoes, galosh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reenlandic boo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ll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akes his/her shoes off, takes off his/her footwea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llart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akes his/her shoes off, takes off his/her footwea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ll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is/her boots are in bad shape, his/shoes are worn ou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llet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hamomile tea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llaang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arelegged, barefoo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ll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around barelegged, walks around barefoo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pp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oe, boot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ppalio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oemaker, cobbl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ppaliu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oemaker's las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m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uts his/her boots 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ppa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pair of shoes, pair of boots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mippaat arsaassu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football sho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i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festival boots made of white sealsk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magi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mutual friends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m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riend, pal, budd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mal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riend, pal, budd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marto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is furious, is enrag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mer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epairs his/her boo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m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oftens sealskin boo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m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boo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mi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ol for softening sealskin boo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m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ews a new pair of boo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maamm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angry, becomes belligeren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ma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s angry with him/her, is mad at him/her, fights with him/her</text:p>
          </table:table-cell>
          <table:table-cell table:style-name="ce7" table:number-columns-repeated="8"/>
          <table:table-cell table:style-name="ce6"/>
          <table:table-cell table:style-name="ce6" office:value-type="string" calcext:value-type="string">
            <text:p><text:s/></text:p>
          </table:table-cell>
          <table:table-cell table:style-name="ce7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kamaati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s angry about it, is furious about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aj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bottom-dwelling fish, the arctic sculpin, Myoxocephalus scorpiu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ajorl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small, tidal fish, the armed bullhead, Agonus cataphractu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aj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iaphrag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an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own ther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ann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est wind, westerly wi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ann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re is a west wind, the wind is wester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anng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rom down ther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d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itc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ime, hoarfro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ernar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rime</text:p>
          </table:table-cell>
          <table:table-cell table:style-name="ce6" office:value-type="string" calcext:value-type="string">
            <text:p>pujoq kanernartoq </text:p>
          </table:table-cell>
          <table:table-cell table:style-name="ce6" office:value-type="string" calcext:value-type="string">
            <text:p>rime fog, freezing fog</text:p>
          </table:table-cell>
          <table:table-cell table:style-name="ce7" table:number-columns-repeated="6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ne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ime, hoarfro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re is hoarfrost/rime on the groun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ng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romontory, point of la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erlu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jor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erlussu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 large fjord 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ngi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place that is to its ea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i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place that is to its ea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ian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 the east of it, in the east with respect to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i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neighbor to the ea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il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eastern one, the one to the eas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ngimuk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to the east, travels eastwar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inngupput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ve pain from too bright light</text:p>
          </table:table-cell>
          <table:table-cell table:style-name="ce6" office:value-type="string" calcext:value-type="string">
            <text:p>isikka kanginngupput </text:p>
          </table:table-cell>
          <table:table-cell table:style-name="ce6" office:value-type="string" calcext:value-type="string">
            <text:p>I have pain in my eyes from the bright light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ang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now goose, Anser caerulescen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uj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farther into the living roo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ujarterpai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rolls up his/her sleeves or pan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aami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Kaangamiu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aa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mall promonto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gaatsi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Kaangaatsiaq, <text:s/>town south of Disko Island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iil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innamon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aniin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abbit, bunny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3">
          <table:table-cell table:style-name="ce2" office:value-type="string" calcext:value-type="string">
            <text:p>kani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bottom-dwelling fish, the arctic sculpin, Myoxocephalus scorpiu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iorl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<text:s/>small, tidal fish, the armed bullhead, Agonus cataphractu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a</text:p>
          </table:table-cell>
          <table:table-cell table:style-name="ce2"/>
          <table:table-cell table:style-name="ce6" office:value-type="string" calcext:value-type="string">
            <text:p>the one down ther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lace where two things join, joi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annot proceed, has encountered and obstac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boo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oro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kangaro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s offended by it, thinks it is indece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indecent, is offensiv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nars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offends him/her, humiliates him/her</text:p>
          </table:table-cell>
          <table:table-cell table:style-name="ce6" office:value-type="string" calcext:value-type="string">
            <text:p>t </text:p>
          </table:table-cell>
          <table:table-cell table:style-name="ce7" table:number-columns-repeated="22"/>
          <table:table-cell table:number-columns-repeated="998"/>
        </table:table-row>
        <table:table-row table:style-name="ro2">
          <table:table-cell table:style-name="ce2" office:value-type="string" calcext:value-type="string">
            <text:p>kanngunarsaa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inidgnity, offensive actio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nngunartulio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offending behavio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nnguss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pp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ssa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pper or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s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embarrassed, is ashamed, is mortifi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saarallarlang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 don't want to offend, but…; Pardon me, but…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s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ehaves offensively, arouses indignation, makes himself/herself laughab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sa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offends him/her, humiliates him/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t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embarrassed, becomes ashamed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tt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modest, is chas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gutt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shameless, is impudent, is immode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uss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pp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na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male genitalia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kano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canoe</text:p>
          </table:table-cell>
          <table:table-cell table:style-name="ce7" table:number-columns-repeated="2"/>
          <table:table-cell table:style-name="ce10" office:value-type="string" calcext:value-type="string">
            <text:p>umiariaq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ntiin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nteen, soldiers' mes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UKOKA</text:p>
          </table:table-cell>
          <table:table-cell table:style-name="ce3" office:value-type="string" calcext:value-type="string">
            <text:p>taggit</text:p>
          </table:table-cell>
          <table:table-cell table:style-name="ce7" office:value-type="string" calcext:value-type="string">
            <text:p>The Association of Greenland Municipaliti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unga</text:p>
          </table:table-cell>
          <table:table-cell table:style-name="ce2"/>
          <table:table-cell table:style-name="ce6" office:value-type="string" calcext:value-type="string">
            <text:p>down there (where indicated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un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down ther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nuuna</text:p>
          </table:table-cell>
          <table:table-cell table:style-name="ce2"/>
          <table:table-cell table:style-name="ce7" office:value-type="string" calcext:value-type="string">
            <text:p>down there</text:p>
          </table:table-cell>
          <table:table-cell table:style-name="ce6" office:value-type="string" calcext:value-type="string">
            <text:p>kanuuna ingerlavoq </text:p>
          </table:table-cell>
          <table:table-cell table:style-name="ce6" office:value-type="string" calcext:value-type="string">
            <text:p>goes down there, goes down there for us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an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i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naar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talk of a pla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erl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dark period in the win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illatt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re is a sudden pain, a pang is fel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ina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orn, barb, spin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pinartul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barbed</text:p>
          </table:table-cell>
          <table:table-cell table:style-name="ce6" office:value-type="string" calcext:value-type="string">
            <text:p>ungerutissiaq kapinartulik </text:p>
          </table:table-cell>
          <table:table-cell table:style-name="ce6" office:value-type="string" calcext:value-type="string">
            <text:p>barbed wire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apip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uts the lining into it, puts the outer layer on it (said of clothing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isil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almon, Atlantic salmon, Salmo salar;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pisill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a village northeast of Nuuk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pit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ry suit for kayak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ital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hap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it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an injection, gets vaccinate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p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tabs himself/herself, pricks himself/hersel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tabs him/her/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oor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ypodermic need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o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tabs, pricks him/her several tim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ortit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stabbing pains in the lung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o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sharp, stabbing pain in the lung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piag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worried, concerned about him/her/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pial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omplains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ppias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worried, is concern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p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oesn't have enough to live on, desn't have enough to eat, is quite po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poqq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in, straight p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pu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lectrical outle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p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emains stuck in something (said of a knife, for ex.);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pp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jabs the sharp end of something in so that it sticks</text:p>
          </table:table-cell>
          <table:table-cell table:style-name="ce7" table:number-columns-repeated="2"/>
          <table:table-cell table:style-name="ce14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pu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nnoculates, vaccinat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um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 bow sits deeper than the stern (said of a kayak)</text:p>
          </table:table-cell>
          <table:table-cell table:style-name="ce7" table:number-columns-repeated="8"/>
          <table:table-cell table:style-name="ce6"/>
          <table:table-cell table:style-name="ce6" office:value-type="string" calcext:value-type="string">
            <text:p><text:s/></text:p>
          </table:table-cell>
          <table:table-cell table:style-name="ce7" table:number-columns-repeated="13"/>
          <table:table-cell table:number-columns-repeated="998"/>
        </table:table-row>
        <table:table-row table:style-name="ro2">
          <table:table-cell table:style-name="ce2" office:value-type="string" calcext:value-type="string">
            <text:p>kapus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uts the kayak paddle under the cross strap in front of oneself to to avoid capsiz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uss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s the kayak paddle at an angle under the cross strap to steady him/her</text:p>
          </table:table-cell>
          <table:table-cell table:style-name="ce7" table:number-columns-repeated="2"/>
          <table:table-cell table:style-name="ce15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pus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uts the kayak paddle under the cross strap in front of oneself to to avoid capsiz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uul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rbolic aci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puu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jab at each other (for ex., with weapons);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pu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kayak knife, lance used in whal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akte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rade (in a school subject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akteerilersu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ives grad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akteerimigut qaffari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better grades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rbonad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utlet of beef or por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burato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rburet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demomm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rdamo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du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own wrapping pap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r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outermost spit of high la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raqqup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ails out around a point of la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rer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eed head of wheat, barley, etc.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riiarnik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stra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rinik katersu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arvest of gra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r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rai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r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ox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simiittuu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ash reserves, cash on ha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toffel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otat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rtonng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rdboar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ss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ain case, top of the skull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ssettebåndoptag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ape record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s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bluish chunk of i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3" office:value-type="string" calcext:value-type="string">
            <text:p>kassuma</text:p>
          </table:table-cell>
          <table:table-cell table:style-name="ce2"/>
          <table:table-cell table:style-name="ce8" office:value-type="string" calcext:value-type="string">
            <text:p>down there</text:p>
          </table:table-cell>
          <table:table-cell table:style-name="ce8" office:value-type="string" calcext:value-type="string">
            <text:p>kassuma suaarpaanga </text:p>
          </table:table-cell>
          <table:table-cell table:style-name="ce6" office:value-type="string" calcext:value-type="string">
            <text:p>the one down there is calling to me</text:p>
          </table:table-cell>
          <table:table-cell table:style-name="ce7" table:number-columns-repeated="6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ssutsit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is/her heart is racing, his/her heart is pounding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suppoq</text:p>
          </table:table-cell>
          <table:table-cell table:style-name="ce4" office:value-type="string" calcext:value-type="string">
            <text:p>oqaluut susaatsoq</text:p>
          </table:table-cell>
          <table:table-cell table:style-name="ce8" office:value-type="string" calcext:value-type="string">
            <text:p>rings</text:p>
          </table:table-cell>
          <table:table-cell table:style-name="ce6" office:value-type="string" calcext:value-type="string">
            <text:p>sianeq kasuppoq </text:p>
          </table:table-cell>
          <table:table-cell table:style-name="ce6" office:value-type="string" calcext:value-type="string">
            <text:p>the bell is ringing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asutt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knocks on i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sutt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triker, clapper (in a bell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suu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y clink glass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suuss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umps against something, as when waves causes a boat to bump against a dock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suutta!</text:p>
          </table:table-cell>
          <table:table-cell table:style-name="ce2"/>
          <table:table-cell table:style-name="ce6" office:value-type="string" calcext:value-type="string">
            <text:p>Cheers! Here's to you!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agal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breaking up a bit, is falling apart a litt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ag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falling apart, is disintegrat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agaa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 field is spreading out because some are falling behi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ntrance to the room from the entry tunnel in a traditional sod hou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alog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talogu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ecomes loose, loosen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drop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aqqaja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about to fall off, is loos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ata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annot keep up, falls behi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d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ecter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kisimuu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techism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eri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flocking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ngaaffi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honeymoon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nga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just-married coupl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erna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just-married coup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roup, bunch, floc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ollects something, gathers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orpai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collects them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ersor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gathering, are coming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orsimas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athering, assembly, those who are gathered togeth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ersort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ssembly building, assembly hal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ugaasiv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useum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ersugaa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ollection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atersui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arve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u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collection of things for certain purpos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u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collection of things for certain purpos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ui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llect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ukk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things that have been collected, <text:s/>contributions that have been collecte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ersuu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gathering, are assembl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uussimas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assembly, those who are assembl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saarsu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legion, ho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eruser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ant a couple to mar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f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edding day</text:p>
          </table:table-cell>
          <table:table-cell table:style-name="ce6" office:value-type="string" calcext:value-type="string">
            <text:p>ulloq katiffik </text:p>
          </table:table-cell>
          <table:table-cell table:style-name="ce6" office:value-type="string" calcext:value-type="string">
            <text:p>wedding day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atiffissior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taking their vows, are marrying, are celebrating their anniversary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g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joined to something el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it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ectern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llugit</text:p>
          </table:table-cell>
          <table:table-cell table:style-name="ce4" office:value-type="string" calcext:value-type="string">
            <text:p>oqaluut</text:p>
          </table:table-cell>
          <table:table-cell table:style-name="ce6" office:value-type="string" calcext:value-type="string">
            <text:p>taken together, in all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illutik aki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tal price, grand tota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joint, connection, putting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nner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su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nngarmik</text:p>
          </table:table-cell>
          <table:table-cell table:style-name="ce4"/>
          <table:table-cell table:style-name="ce6" office:value-type="string" calcext:value-type="string">
            <text:p>in association, in comm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nng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nner, pennant, assembly fla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nng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correlated (with something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ppai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s them together, adds them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ve come to be connect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e/she is married to her/hi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simaar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y have come together, are comfortable togeth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ita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ddend, each of the numbers that are to be added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terpai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adds them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tertakk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puzzle, jigsaw puzz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tippai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s them together, assembles the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ts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ddi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it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dds them, calculates their sum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ittorsior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y are having a wedding party, they are at a wedding party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itt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bridal couple, bride and groo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orfil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otato</text:p>
          </table:table-cell>
          <table:table-cell table:style-name="ce7"/>
          <table:table-cell table:style-name="ce8"/>
          <table:table-cell table:style-name="ce10" office:value-type="string" calcext:value-type="string">
            <text:p>tak: naatsiiaq, kartoffeli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tsorani</text:p>
          </table:table-cell>
          <table:table-cell table:style-name="ce2"/>
          <table:table-cell table:style-name="ce6" office:value-type="string" calcext:value-type="string">
            <text:p>before too long, in a little whi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sorna</text:p>
          </table:table-cell>
          <table:table-cell table:style-name="ce2"/>
          <table:table-cell table:style-name="ce6" office:value-type="string" calcext:value-type="string">
            <text:p>so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sornannguaq</text:p>
          </table:table-cell>
          <table:table-cell table:style-name="ce4"/>
          <table:table-cell table:style-name="ce6" office:value-type="string" calcext:value-type="string">
            <text:p>in just a b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sors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treats him/her for an illness</text:p>
          </table:table-cell>
          <table:table-cell table:style-name="ce7"/>
          <table:table-cell/>
          <table:table-cell table:style-name="ce8" office:value-type="string" calcext:value-type="string">
            <text:p>tak: nakorsarpaa</text:p>
          </table:table-cell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sorsartittut najugaqatigiiffiat</text:p>
          </table:table-cell>
          <table:table-cell table:style-name="ce4" office:value-type="string" calcext:value-type="string">
            <text:p>taggit</text:p>
          </table:table-cell>
          <table:table-cell table:style-name="ce10" office:value-type="string" calcext:value-type="string">
            <text:p>treatment housing, housing for those in treatmen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tsorsaa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reatment by a doctor, treatment of the sick</text:p>
          </table:table-cell>
          <table:table-cell table:style-name="ce7"/>
          <table:table-cell/>
          <table:table-cell table:style-name="ce8" office:value-type="string" calcext:value-type="string">
            <text:p>tak: nakorsaaneq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tsorsaa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octor</text:p>
          </table:table-cell>
          <table:table-cell table:style-name="ce7"/>
          <table:table-cell/>
          <table:table-cell table:style-name="ce8" office:value-type="string" calcext:value-type="string">
            <text:p>tak: nakorsaq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tsor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edicine, drug</text:p>
          </table:table-cell>
          <table:table-cell table:style-name="ce7"/>
          <table:table-cell/>
          <table:table-cell table:style-name="ce8" office:value-type="string" calcext:value-type="string">
            <text:p>tak: nakorsaat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t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icep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sungaars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agitated, gets upset, behaves recklessly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sunngila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eacts quick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tu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organization, union, federatio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t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joined with, attaches oneself to something, meddles <text:s/>in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tu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y join together, form an associ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tuppaat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they do it together, do it jointly, share it (said of an activity)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tussi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y are engaged in a joint activity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attutaarpaa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y attack him/her/them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u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rumstic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cultural center in Nuuk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u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beats it (said of a drum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uu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Catholic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uuliussus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tholicis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uullit grækerilerisut</text:p>
          </table:table-cell>
          <table:table-cell table:style-name="ce2"/>
          <table:table-cell table:style-name="ce6" office:value-type="string" calcext:value-type="string">
            <text:p>Greek Orthodox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uullit ruumalerisut</text:p>
          </table:table-cell>
          <table:table-cell table:style-name="ce2"/>
          <table:table-cell table:style-name="ce6" office:value-type="string" calcext:value-type="string">
            <text:p>Roman Catholic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tuu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own wrapping pap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t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dressed in rag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vass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uts on his/herjacket, puts on his/her co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vaaj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jacket, co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vaajar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arka, overco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eeri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tries to bit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eermiaasiit</text:p>
          </table:table-cell>
          <table:table-cell table:style-name="ce2"/>
          <table:table-cell table:style-name="ce6" office:value-type="string" calcext:value-type="string">
            <text:p>as usua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eeru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n't biting (said of a fish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eer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ites willingly (said of a fish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egl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ne, pin, bowling p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emi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hemist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emiimi eqqagassat</text:p>
          </table:table-cell>
          <table:table-cell table:style-name="ce2"/>
          <table:table-cell table:style-name="ce6" office:value-type="string" calcext:value-type="string">
            <text:p>chemical was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emik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hemi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erub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herub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g</text:p>
          </table:table-cell>
          <table:table-cell table:style-name="ce2"/>
          <table:table-cell table:style-name="ce7" office:value-type="string" calcext:value-type="string">
            <text:p>abbrev. kilogra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GH</text:p>
          </table:table-cell>
          <table:table-cell table:style-name="ce3" office:value-type="string" calcext:value-type="string">
            <text:p>taggit</text:p>
          </table:table-cell>
          <table:table-cell table:style-name="ce8" office:value-type="string" calcext:value-type="string">
            <text:p>The Royal Greenland Trading Department (Den Kongelige Gønlandske Handel)</text:p>
          </table:table-cell>
          <table:table-cell table:style-name="ce7" table:number-columns-repeated="2"/>
          <table:table-cell table:style-name="ce7" office:value-type="string" calcext:value-type="string">
            <text:p>a Danish trade monopoly until 1950, disbanded with Homerule in 1979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a(p)</text:p>
          </table:table-cell>
          <table:table-cell table:style-name="ce2"/>
          <table:table-cell table:style-name="ce8" office:value-type="string" calcext:value-type="string">
            <text:p>whose</text:p>
          </table:table-cell>
          <table:table-cell table:style-name="ce13" office:value-type="string" calcext:value-type="string">
            <text:p>kia(p) nalunaaqutaa? </text:p>
            <text:p>kia(p) tiguaa?</text:p>
          </table:table-cell>
          <table:table-cell table:style-name="ce6" office:value-type="string" calcext:value-type="string">
            <text:p>Whose watch is it? Who took it?</text:p>
          </table:table-cell>
          <table:table-cell table:style-name="ce7" table:number-columns-repeated="6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ag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hot (of a person), swea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eat, warm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k!</text:p>
          </table:table-cell>
          <table:table-cell table:style-name="ce2"/>
          <table:table-cell table:style-name="ce6" office:value-type="string" calcext:value-type="string">
            <text:p>Boy, it's hot!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kk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arms up physical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kkiullugu</text:p>
          </table:table-cell>
          <table:table-cell table:style-name="ce2"/>
          <table:table-cell table:style-name="ce8" office:value-type="string" calcext:value-type="string">
            <text:p>sweats heavily</text:p>
          </table:table-cell>
          <table:table-cell table:style-name="ce6" office:value-type="string" calcext:value-type="string">
            <text:p>kiakkiullugu sulivoq </text:p>
          </table:table-cell>
          <table:table-cell table:style-name="ce6" office:value-type="string" calcext:value-type="string">
            <text:p>sweats heavily from hard work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akkort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a little too warm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al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arms himself/hersel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mmi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endures the heat, puts up with the he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nng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 wind is from the south, the wind is souther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t is warm (said of air temperature)</text:p>
          </table:table-cell>
          <table:table-cell table:style-name="ce7" table:number-columns-repeated="23"/>
          <table:table-cell table:number-columns-repeated="998"/>
        </table:table-row>
        <table:table-row table:style-name="ro4">
          <table:table-cell table:style-name="ce2" office:value-type="string" calcext:value-type="string">
            <text:p>kiaqa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ev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q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 fever, has a temperatur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as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oulder blad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siu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ammer on a handgu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ssar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broad shoulder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ssi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rmome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s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adiator, heater, furna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ssaateqarfimmit ki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heat from the boileroom/ heat from the oil heater room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assaatileri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andy man who fixes oil heaters/radiators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at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upper body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atsippoq</text:p>
          </table:table-cell>
          <table:table-cell table:style-name="ce4" office:value-type="string" calcext:value-type="string">
            <text:p>oqaluut susaatsoq</text:p>
          </table:table-cell>
          <table:table-cell table:style-name="ce8" office:value-type="string" calcext:value-type="string">
            <text:p>is headed, has become warm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tt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arm</text:p>
          </table:table-cell>
          <table:table-cell table:style-name="ce6" office:value-type="string" calcext:value-type="string">
            <text:p>klima kiattoq </text:p>
          </table:table-cell>
          <table:table-cell table:style-name="ce6" office:value-type="string" calcext:value-type="string">
            <text:p>subtropical climate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attorsu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ropical</text:p>
          </table:table-cell>
          <table:table-cell table:style-name="ce6" office:value-type="string" calcext:value-type="string">
            <text:p>klima kiattorsuaq </text:p>
          </table:table-cell>
          <table:table-cell table:style-name="ce6" office:value-type="string" calcext:value-type="string">
            <text:p>tropical climate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att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warm lands, tropic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ffakat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jack of all trades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ff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ousemaid, serva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ffart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uns an errand, does someone a favo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ffartu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runs an errand for him/her, does him/her a fav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ffartuussinermut tunniusima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ervice minded person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ffartu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rran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ffi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tuffs it for mounting (a bird)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ffi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gets him/her to do a fav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ffi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insulation, insulating material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ffiutiss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aterial to be used as insul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ffaanngissus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eisure tim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ani</text:p>
          </table:table-cell>
          <table:table-cell table:style-name="ce2"/>
          <table:table-cell table:style-name="ce6" office:value-type="string" calcext:value-type="string">
            <text:p>down there in the south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gannga</text:p>
          </table:table-cell>
          <table:table-cell table:style-name="ce2"/>
          <table:table-cell table:style-name="ce6" office:value-type="string" calcext:value-type="string">
            <text:p>from the south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ganng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uth wind, southerly wi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anng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 wind is from the south, the wind is souther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a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cratc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cratche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arto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engrave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artu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oodcut</text:p>
          </table:table-cell>
          <table:table-cell table:style-name="ce6" office:value-type="string" calcext:value-type="string">
            <text:p>linoleumimut kigartugaq // qisummut kigartugaq </text:p>
          </table:table-cell>
          <table:table-cell table:style-name="ce6" office:value-type="string" calcext:value-type="string">
            <text:p>linocut, woodcut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gartuisa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ngrav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g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cratch, fissure, groov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gaq itivitt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ountain pas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gaq ituitt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ountain pas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g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ite wound, insect st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geq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eg, wedg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g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eav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gigu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mething jammed or squeezed between something/ clammed up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ggippoq</text:p>
          </table:table-cell>
          <table:table-cell table:style-name="ce4" office:value-type="string" calcext:value-type="string">
            <text:p>oqaluut susaatsoq</text:p>
          </table:table-cell>
          <table:table-cell table:style-name="ce11" office:value-type="string" calcext:value-type="string">
            <text:p>is clamped together or gets his fingers pinched between something</text:p>
          </table:table-cell>
          <table:table-cell table:style-name="ce7"/>
          <table:table-cell table:style-name="ce7" office:value-type="string" calcext:value-type="string">
            <text:p>kiggippunga/I get my hands pinched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gg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clamps it together, puts a clamp on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gis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s clamps on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g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wreck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ll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bad tee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nga</text:p>
          </table:table-cell>
          <table:table-cell table:style-name="ce2"/>
          <table:table-cell table:style-name="ce6" office:value-type="string" calcext:value-type="string">
            <text:p>down there (toward the south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n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down there (toward the south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nng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down there (toward the south)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guse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um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ser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 toothach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sio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ntal technicia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oth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gutigissuuneq</text:p>
          </table:table-cell>
          <table:table-cell table:style-name="ce4" office:value-type="string" calcext:value-type="string">
            <text:p>taggit</text:p>
          </table:table-cell>
          <table:table-cell table:style-name="ce12" office:value-type="string" calcext:value-type="string">
            <text:p>to have good teeth / has healthy teeth/gums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gutigissaa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ntal assistan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gutileri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ntal clinic, dentist's offi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ileri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nti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il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olffish, Anarhichas lupu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ilis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perm whale, Physeter macrocephalu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iliu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ike, northern pik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inut saligut</text:p>
          </table:table-cell>
          <table:table-cell table:style-name="ce2"/>
          <table:table-cell table:style-name="ce6" office:value-type="string" calcext:value-type="string">
            <text:p>toothbrus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isser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painful teeth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it-nakor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nti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aarn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ilberry; fruit of the bog bilberry, Vaccinium uliginosu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aarnat nagguii</text:p>
          </table:table-cell>
          <table:table-cell table:style-name="ce2"/>
          <table:table-cell table:style-name="ce6" office:value-type="string" calcext:value-type="string">
            <text:p>bog bilberry, Vaccinium uliginosum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aarsi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oth extrac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aar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 tooth pulled, has teeth extract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taa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dentures, false teeth, teeth of a gea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uuna</text:p>
          </table:table-cell>
          <table:table-cell table:style-name="ce2"/>
          <table:table-cell table:style-name="ce7" office:value-type="string" calcext:value-type="string">
            <text:p>to the south of us</text:p>
          </table:table-cell>
          <table:table-cell table:style-name="ce8" office:value-type="string" calcext:value-type="string">
            <text:p>Kiguuna ingerlavoq. Kiguuna ingerlavoq </text:p>
          </table:table-cell>
          <table:table-cell table:style-name="ce8" office:value-type="string" calcext:value-type="string">
            <text:p>Goes to the south of us. Passes us by outside</text:p>
          </table:table-cell>
          <table:table-cell table:style-name="ce7" table:number-columns-repeated="21"/>
          <table:table-cell table:number-columns-repeated="998"/>
        </table:table-row>
        <table:table-row table:style-name="ro4">
          <table:table-cell table:style-name="ce2" office:value-type="string" calcext:value-type="string">
            <text:p>kigaall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lows down, decelerates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gaallas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arachut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3">
          <table:table-cell table:style-name="ce2" office:value-type="string" calcext:value-type="string">
            <text:p>kigaall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lows down, decelerates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gaal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akes his/her time with something, takes a long time to do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slo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aaq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ake, encumberan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gaatsum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low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ar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y row alternately slowly and quickly, they dance alternately fast and slo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llugu pe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bites it off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ilu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kilogram, kil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a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aqanngila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very dull (said of a knif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ar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lack snout of the Greenland seal in its dark+sided pha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arp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ask (disguis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ars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meets him/her (whom one has heard of but never met befor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ars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crews up one's face, grimac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n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harpens it (for ex. a knife, or tool, or pencil)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nar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very sharp, comes to a fine point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iinn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urns his/her face towards you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neraanngila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voids looking directly at you, is unfriend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ner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friend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n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is/her (own) fa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a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its face</text:p>
          </table:table-cell>
          <table:table-cell table:style-name="ce6" office:value-type="string" calcext:value-type="string">
            <text:p>saviup kiinaa </text:p>
          </table:table-cell>
          <table:table-cell table:style-name="ce6" office:value-type="string" calcext:value-type="string">
            <text:p>knife edge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inaaleer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eregrine falcon, Falco perigrinu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naanng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embarrasse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in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lack snout of the Greenland seal in its dark-sided phas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inaar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is/her face is freezing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iora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woops down for food (said of a bird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jammed together (said of ice pans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sa</text:p>
          </table:table-cell>
          <table:table-cell table:style-name="ce2"/>
          <table:table-cell table:style-name="ce6" office:value-type="string" calcext:value-type="string">
            <text:p>finally, at la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salu</text:p>
          </table:table-cell>
          <table:table-cell table:style-name="ce2"/>
          <table:table-cell table:style-name="ce6" office:value-type="string" calcext:value-type="string">
            <text:p>and finally…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isami</text:p>
          </table:table-cell>
          <table:table-cell table:style-name="ce2"/>
          <table:table-cell table:style-name="ce6" office:value-type="string" calcext:value-type="string">
            <text:p>finally, at long last</text:p>
          </table:table-cell>
          <table:table-cell table:style-name="ce7" table:number-columns-repeated="23"/>
          <table:table-cell table:number-columns-repeated="998"/>
        </table:table-row>
        <table:table-row table:style-name="ro5">
          <table:table-cell table:style-name="ce2" office:value-type="string" calcext:value-type="string">
            <text:p>kiisamiaasiit</text:p>
          </table:table-cell>
          <table:table-cell table:style-name="ce2"/>
          <table:table-cell table:style-name="ce6" office:value-type="string" calcext:value-type="string">
            <text:p>as usua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sart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fox tra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ites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s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fier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so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redat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saana</text:p>
          </table:table-cell>
          <table:table-cell table:style-name="ce2"/>
          <table:table-cell table:style-name="ce6" office:value-type="string" calcext:value-type="string">
            <text:p>finally, at la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tseri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oes not want to bite (said of a fish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bsorbs water and becomes watertight (said of a boat or barrel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iv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ites him/her/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i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nai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i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nails it down, pounds a nail into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ias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pik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iattorpa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ounds nails into it, fastens it with nail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iattugaa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 one who was crucified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iattu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nails it to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roove, crease, furro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4" office:value-type="string" calcext:value-type="string">
            <text:p>kikkaga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bone to gnaw 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kal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naws on a bone</text:p>
          </table:table-cell>
          <table:table-cell table:style-name="ce7" table:number-columns-repeated="23"/>
          <table:table-cell table:number-columns-repeated="998"/>
        </table:table-row>
        <table:table-row table:style-name="ro4">
          <table:table-cell table:style-name="ce2" office:value-type="string" calcext:value-type="string">
            <text:p>kikk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gnaws i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kk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ugly o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ku(a)</text:p>
          </table:table-cell>
          <table:table-cell table:style-name="ce2"/>
          <table:table-cell table:style-name="ce6" office:value-type="string" calcext:value-type="string">
            <text:p>those outsid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ku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ole in the i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kulluunnii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nyone at all, whoever you pleas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kkunniippa?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ho is he/she staying with?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kkunnukarpa?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hose place is he/she going to?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kkunuku?</text:p>
          </table:table-cell>
          <table:table-cell table:style-name="ce2"/>
          <table:table-cell table:style-name="ce6" office:value-type="string" calcext:value-type="string">
            <text:p>Who are those people?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kut</text:p>
          </table:table-cell>
          <table:table-cell table:style-name="ce2"/>
          <table:table-cell table:style-name="ce6" office:value-type="string" calcext:value-type="string">
            <text:p>who? (plural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kkaas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roden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scabi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e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ut, knife wou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uts himself/herself, gets a cu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l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appens to cut him/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ff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egendary anima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g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aking up frozen berri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o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crape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ortor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crape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ortu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crap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crapes the fat off of a birdsk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crapes the fat off of it (for ex., a birdskin)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crapes the fat off of it (for ex., a birdskin);</text:p>
          </table:table-cell>
          <table:table-cell table:style-name="ce7" table:number-columns-repeated="2"/>
          <table:table-cell table:style-name="ce14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lis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rawls, fishes with a trawl ne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rawl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lice of bread, slice of rye brea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tsiss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p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i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crap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llav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aw too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av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saw tooth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eer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cts improperly, crosses the li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oundary, bord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eqanngila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cts improperly, crosses the li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eqanngitsum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ithout limits, infinite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eq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eographical bord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eqq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brushes right by him/her/i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ller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came very close to hitting the bullsey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ill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mineral composed of quartz and chalcedony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lli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place one has gotten t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ffilersu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unctu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order, bounda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l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s limits on it, ration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lersu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ation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ng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border, its border, its lim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ngiussaar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sharp edges, is clearly demarcat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ngus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oriz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n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gripping, is moving, is stirr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have gotten to</text:p>
          </table:table-cell>
          <table:table-cell table:style-name="ce6" office:value-type="string" calcext:value-type="string">
            <text:p>tassunga killippoq </text:p>
          </table:table-cell>
          <table:table-cell table:style-name="ce6" office:value-type="string" calcext:value-type="string">
            <text:p>has gotten to it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ll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cuts through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simaarpoq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s moved, is affect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siorneqa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xamination, inquiry, interrog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sio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nterrogates him/her, questions him/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sissaanngit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inscrutab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siu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xamination, inquiry, interrog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siva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understands deeply, understands thorough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ssaanngila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mmovable, unshakable, adama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dge of the sleeping platform in a traditional sod hou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it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moved, is affected, is touch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is incorrect, is turned the wrong wa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ormo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oes exactly the opposi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orm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opposite, the other way around, upside dow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orngulluni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unwanted</text:p>
          </table:table-cell>
          <table:table-cell table:style-name="ce6" office:value-type="string" calcext:value-type="string">
            <text:p>killorngulluni qatsungavoq </text:p>
          </table:table-cell>
          <table:table-cell table:style-name="ce6" office:value-type="string" calcext:value-type="string">
            <text:p>It's too bad its so still just when we need wind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llorng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unfortunately doesn't do what he/she usually does, is unfortunately not the way it usually i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uatungaani</text:p>
          </table:table-cell>
          <table:table-cell table:style-name="ce4"/>
          <table:table-cell table:style-name="ce6" office:value-type="string" calcext:value-type="string">
            <text:p>on the wrong sid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u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mows grass, harvests gra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uss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ick, building bric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fireplace, hearth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lluullune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openly, brazenly flirtatious (toward a man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uussi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informant, snitc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u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cyth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uuti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nforms on him/her, tells on him/her, rats him/her ou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aag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arning need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la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darns it (a stocking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o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kilo, kilogra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ometer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kilomet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lu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foot of the sleeping platform in a traditional sod house, the part near the wal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ua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lace where the seam has come undo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u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moves farther in on the sleeping platfor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uarter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tacks the bedclothes up at the foot of the sleeping platfor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uart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undoes its seam, takes its seam ou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lug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ews with fine stitch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u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titc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uk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sewn with very small stitch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ummo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leeps with his/her head toward the wall (on a sleeping platform)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lunng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ems i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lunng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em of an article of skin clo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la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scabies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attu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andle of an ulu (women's knif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igiiserfi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bothers him/her, pesters him/her about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igiis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others someone, pesters someone in order to obtain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iippa?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ho has it? Whose place is it at?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trength, might, pow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mikin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eak</text:p>
          </table:table-cell>
          <table:table-cell table:style-name="ce6" office:value-type="string" calcext:value-type="string">
            <text:p>immiaq kimikinneq </text:p>
          </table:table-cell>
          <table:table-cell table:style-name="ce6" office:value-type="string" calcext:value-type="string">
            <text:p>light beer, near beer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mikit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eak, ineffectua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illa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ut, or scratch on the skin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ill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cut himself/herself, has scratched himself/hersel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ip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ffects it, has an impact on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it</text:p>
          </table:table-cell>
          <table:table-cell table:style-name="ce2"/>
          <table:table-cell table:style-name="ce8" office:value-type="string" calcext:value-type="string">
            <text:p>From whom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mit?</text:p>
          </table:table-cell>
          <table:table-cell table:style-name="ce2"/>
          <table:table-cell table:style-name="ce6" office:value-type="string" calcext:value-type="string">
            <text:p>From whom?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itto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trong, powerful, effectiv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mitt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strong, is powerful, is effectiv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alip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oftens it (a skin) by biting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bites it repeated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ern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ingonberry, Vaccinium vitis-idaea;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ernaa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dwarf cornel, bunchberry, Cornus suecica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it (part of horse's bridl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something between his teeth, has something in its bea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olds it between the teeth, has it in its bea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olds it between the teeth, has it in its bea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ee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kk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igh heeled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ss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purs the horse 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ssi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takes it between the lips or teeth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mmis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pu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v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ipe stem, mouthpie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olds it between the lips or tee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uk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west, moves westwar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maa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arguing, are quarreling, are yelling at each o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m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 whom?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a</text:p>
          </table:table-cell>
          <table:table-cell table:style-name="ce2"/>
          <table:table-cell table:style-name="ce6" office:value-type="string" calcext:value-type="string">
            <text:p>Who? (singular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alikiaq?</text:p>
          </table:table-cell>
          <table:table-cell table:style-name="ce2"/>
          <table:table-cell table:style-name="ce6" office:value-type="string" calcext:value-type="string">
            <text:p>Who, I wonder?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aluunniit</text:p>
          </table:table-cell>
          <table:table-cell table:style-name="ce2"/>
          <table:table-cell table:style-name="ce6" office:value-type="string" calcext:value-type="string">
            <text:p>anyone, whoev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eq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ine or rope to stop a sle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viscous, is thick (of a liquid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ers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ang it (a skin) up so water can drip off of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ert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ecomes thick, viscou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ertul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makes porridge, makes grue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ert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porridge, grue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juts high up (of a mountain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qqi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urns around and goes away, sails awa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qq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urns around and goes away, sails awa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qqut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oesn't get someplace on time, arrives too <text:s/>lat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gor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ck side of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finds that it is not where it is supposed to b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ass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replaces it, substitutes something for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ater, after that, aga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ag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fterward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atig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fter th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g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ater, after that, aga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gag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ater, after that, aga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gatig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ater, after that, aga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ginnaatig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ater, after that, aga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ginnaatigut isumassar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an afterthought, has 20-20 hindsigh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guppaa</text:p>
          </table:table-cell>
          <table:table-cell table:style-name="ce4" office:value-type="string" calcext:value-type="string">
            <text:p>oqaluut susalik</text:p>
          </table:table-cell>
          <table:table-cell table:style-name="ce8" office:value-type="string" calcext:value-type="string">
            <text:p>inherits i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3">
          <table:table-cell table:style-name="ce2" office:value-type="string" calcext:value-type="string">
            <text:p>kingorngu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n inheritance, something one has inherite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nherit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u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n inheritance, something one has inherit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ussar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nherits something, receives an inheritanc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ussassiu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makes his/her last will, writes his/her wil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us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inheritan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ussisu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eir/heires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n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 last one remaining after the others have gone, misses the other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a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replaces him/her, succeeds him/her, stands in for him/her </text:p>
          </table:table-cell>
          <table:table-cell table:style-name="ce7" table:number-columns-repeated="2"/>
          <table:table-cell table:style-name="ce14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ngoraart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uccessor, replacement, stand 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aarti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pare part, replacement par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oraartaa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o it alternately, do it in shifts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ck side of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omes afterwards, lags behi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moves farther bac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rs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delays it, makes it late, retard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rtinneq ajor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annot be delayed, cannot wait, cannot be postpon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rt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ostpone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rtits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lay, postponeme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rtits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lay, postponeme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rto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delayed, is rescheduled for la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mphipod, a kind of small curstacean that lives in salt wa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last nam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nguleqqi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next one in line, descenda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erii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standing in line, are standing in a ro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eriisungar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follow close behind one another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eriiaaginnavi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coming and going one after ano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eriia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things in a row, a row of thing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er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delayed, lags behind, is left behind all by himself/hersel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iaq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amily name, last nam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le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ind le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last, the one farthest bac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leqqiu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ram. case ending, preposition, postposi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lerm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or the last time, final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li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akes an extra snooze before getting u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liarsu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the younger gener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liullugu</text:p>
          </table:table-cell>
          <table:table-cell table:style-name="ce4" office:value-type="string" calcext:value-type="string">
            <text:p>oqaluut</text:p>
          </table:table-cell>
          <table:table-cell table:style-name="ce6" office:value-type="string" calcext:value-type="string">
            <text:p>finally, last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lli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last, is behind the other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muk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moves backwards, backs u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m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ehind, in arrear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esult, consequen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neq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esul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nerileraa</text:p>
          </table:table-cell>
          <table:table-cell table:style-name="ce4" office:value-type="string" calcext:value-type="string">
            <text:p>oqaluut taggisaasaq</text:p>
          </table:table-cell>
          <table:table-cell table:style-name="ce6" office:value-type="string" calcext:value-type="string">
            <text:p>a while later, afterward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nert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eaves one with a feeling of longing</text:p>
          </table:table-cell>
          <table:table-cell table:style-name="ce7"/>
          <table:table-cell table:style-name="ce6" office:value-type="string" calcext:value-type="string">
            <text:p>not too happy with this definition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nguner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abric soften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pors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acks up, goes backwards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gupp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rim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ppannik nioqqutissio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hrimp trade / shrimp industry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nguppannik nioqqutissio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hrimp industry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nguppanni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rimp bo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eaten by amphipod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siinnakk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not before later, only la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sinnerpaam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t the lates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gusinnerusukk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ater 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sinaarnani</text:p>
          </table:table-cell>
          <table:table-cell table:style-name="ce4" office:value-type="string" calcext:value-type="string">
            <text:p>oqaluut</text:p>
          </table:table-cell>
          <table:table-cell table:style-name="ce6" office:value-type="string" calcext:value-type="string">
            <text:p>without delay, without being late, on tim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gusin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rives behind schedule, is delay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too la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omes afterwards, lags behi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scenda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ariinnik oqaluttu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 tale passed on from generations</text:p>
          </table:table-cell>
          <table:table-cell table:style-name="ce7"/>
          <table:table-cell table:number-columns-repeated="2"/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2" office:value-type="string" calcext:value-type="string">
            <text:p>kinguaari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ener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ariit oqaluttuassarta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the history of generations</text:p>
          </table:table-cell>
          <table:table-cell table:style-name="ce7"/>
          <table:table-cell table:number-columns-repeated="2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nguaass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rings children into the world, multipli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assiorsinnaajunnaarsitaa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terilization, neutering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guaassiuu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reproductive organs, sexual organ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guaassiuutitigut atornerluineq</text:p>
          </table:table-cell>
          <table:table-cell table:style-name="ce4" office:value-type="string" calcext:value-type="string">
            <text:p>taggit</text:p>
          </table:table-cell>
          <table:table-cell table:style-name="ce10" office:value-type="string" calcext:value-type="string">
            <text:p>rape, inces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nguaassiuutitigut innimiillio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exual abus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4" office:value-type="string" calcext:value-type="string">
            <text:p>kinguaassiuutitigut napp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veneral disease, social disea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ipa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ft food (as opposed to frozen or dried meat or fish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oftens it, lets it soa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ital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rather thick, is somewhat viscou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it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jack (playing card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olds a baby out so it can pe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regs, grounds, blob, glob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ert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ice masses that have frozen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ga</text:p>
          </table:table-cell>
          <table:table-cell table:style-name="ce2"/>
          <table:table-cell table:style-name="ce6" office:value-type="string" calcext:value-type="string">
            <text:p>over there in the sou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ga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lob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ganik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regs, grounds, blob, glob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ganik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offee ground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gusaqattaa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emonstration of kayak roll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gusaqatt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ractices kayak rolling, demonstrates one's skill at <text:s/>kayak roll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g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apsiz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nik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dregs, sedime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aana?</text:p>
          </table:table-cell>
          <table:table-cell table:style-name="ce2"/>
          <table:table-cell table:style-name="ce6" office:value-type="string" calcext:value-type="string">
            <text:p>Who is that?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aanermik isertuuss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ncealment of his/her identit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aanna?</text:p>
          </table:table-cell>
          <table:table-cell table:style-name="ce2"/>
          <table:table-cell table:style-name="ce6" office:value-type="string" calcext:value-type="string">
            <text:p>Who said so? Who do you hear that from?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aassus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identit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aassusers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iscriminates, is prejudice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aassusersi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ram. perso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naassutsimik uppernar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roof of identity, identitification, I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naassutsiminik isertuisoq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anony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osk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kios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er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ongs greatly for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er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ongs greatly for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l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ongs greatly for a particular pers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luttu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ifficult, demand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lutt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ongs for something, is very impatie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neqa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ircumcis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neq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circumcis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 terrible longing for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s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ongs for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suitsum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uninteruptedly, without paus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ipit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nterupts it, stops it, breaks it of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tsavi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longs for him/her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ipits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pleased at the reunion with someone, enjoys something one has longed f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ends it early, breaks it off before it is finished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ip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lices it, cuts it up, cuts it off</text:p>
          </table:table-cell>
          <table:table-cell table:style-name="ce7" table:number-columns-repeated="23"/>
          <table:table-cell table:number-columns-repeated="998"/>
        </table:table-row>
        <table:table-row table:style-name="ro5">
          <table:table-cell table:style-name="ce2" office:value-type="string" calcext:value-type="string">
            <text:p>kippak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piece that has been carved or sliced of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akullu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crap, shred, remnant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piece that has benn carved or sliced of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a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iamonds (playing card suit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ar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sides of equal length, is equilatera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arluk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remnant that has been sliced or cut of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to the outermost islands to hu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arsima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hunting place on the outermost islands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ippa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ies to the west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iveqanngila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keeps on, carries on, does something without stopp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inks to the botto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p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recipitates ou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ung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cut crook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p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ecomes crooked, becomes be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rsebæri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cher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nch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rows out the anchor, anchor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arsim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ies at anch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erlio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oneliness, solitud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erliorn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meone who lives alo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erl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lives alo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erma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s the only one in that condition, is alone in having that proble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ermaaq</text:p>
          </table:table-cell>
          <table:table-cell table:style-name="ce4" office:value-type="string" calcext:value-type="string">
            <text:p>taggit</text:p>
          </table:table-cell>
          <table:table-cell table:style-name="ce12" office:value-type="string" calcext:value-type="string">
            <text:p>only chil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ermaassilluni niue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rade monopo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ermaassilluni naalakkersuineq</text:p>
          </table:table-cell>
          <table:table-cell table:style-name="ce4" office:value-type="string" calcext:value-type="string">
            <text:p>taggit</text:p>
          </table:table-cell>
          <table:table-cell table:style-name="ce12" office:value-type="string" calcext:value-type="string">
            <text:p>dictatorship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sermaass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onopoly, business with exclusive right to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erngor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left alo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erramm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ll alo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anneqarpoq</text:p>
          </table:table-cell>
          <table:table-cell table:style-name="ce4" office:value-type="string" calcext:value-type="string">
            <text:p>oqaluut susaatsq</text:p>
          </table:table-cell>
          <table:table-cell table:style-name="ce6" office:value-type="string" calcext:value-type="string">
            <text:p>there is a caveat, there something else to be sai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anni</text:p>
          </table:table-cell>
          <table:table-cell table:style-name="ce4" office:value-type="string" calcext:value-type="string">
            <text:p>oqaaseeraq kattut</text:p>
          </table:table-cell>
          <table:table-cell table:style-name="ce6" office:value-type="string" calcext:value-type="string">
            <text:p>but, howev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only him/her/it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is too shy to act for fear of coming to grie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audacious, does not hold bac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m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e/she/it alone</text:p>
          </table:table-cell>
          <table:table-cell table:style-name="ce7" office:value-type="string" calcext:value-type="string">
            <text:p>wants all the attention/only allows herself/himself to be seen</text:p>
          </table:table-cell>
          <table:table-cell table:style-name="ce2" office:value-type="string" calcext:value-type="string">
            <text:p>kisimi takoqquvoq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simi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alone, is by himself/hersel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ppai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counts the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shy, is reserved</text:p>
          </table:table-cell>
          <table:table-cell table:style-name="ce7" table:number-columns-repeated="23"/>
          <table:table-cell table:number-columns-repeated="998"/>
        </table:table-row>
        <table:table-row table:style-name="ro5">
          <table:table-cell table:style-name="ce2" office:value-type="string" calcext:value-type="string">
            <text:p>kisi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very fe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ssaanngilla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innumerab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ta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rithmetic proble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ts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rithmetic (subject in school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tsiniu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math textboo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tsi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number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it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alculates, counts, figur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warm, warms u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armth, he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neqa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ev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neq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 fev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ssarnersio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takes his/her temperatur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nersi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rmometer (for fever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ni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ram. optative moo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warm, is ho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uts his/her hai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suuser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ends the firplace, tends the stov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su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ireplace, stove, hea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suut kallerup-innito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lectric hea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tort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rinks warm drinks, drinks coffee or tea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tul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makes coffee or tea, makes a hot drin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ull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red in the face (from anger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rul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 high fev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tt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s a warm compress on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ttoo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ets too ho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ssatto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uns hot (said of a motor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tt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arm compress, warm cup, warm pillo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viarsu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alc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v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aw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vaa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callop (shellfish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iscu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uma</text:p>
          </table:table-cell>
          <table:table-cell table:style-name="ce2"/>
          <table:table-cell table:style-name="ce7" office:value-type="string" calcext:value-type="string">
            <text:p>the one to the south</text:p>
          </table:table-cell>
          <table:table-cell table:style-name="ce8" office:value-type="string" calcext:value-type="string">
            <text:p>Kissuma suaarpaanga. Kissuma ornippaanga </text:p>
          </table:table-cell>
          <table:table-cell table:style-name="ce6" office:value-type="string" calcext:value-type="string">
            <text:p>that one out there or to the south is calling to me//that one to the south is approaching me 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issum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child that is carried in the arm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umi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carries it (a child) in one's arm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umissi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icks a child up to hold in the arm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agasuartitsivik</text:p>
          </table:table-cell>
          <table:table-cell table:style-name="ce4" office:value-type="string" calcext:value-type="string">
            <text:p>taggit</text:p>
          </table:table-cell>
          <table:table-cell table:style-name="ce8" office:value-type="string" calcext:value-type="string">
            <text:p>microwav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all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andy, liquor, booz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allak!</text:p>
          </table:table-cell>
          <table:table-cell table:style-name="ce2"/>
          <table:table-cell table:style-name="ce6" office:value-type="string" calcext:value-type="string">
            <text:p>How nice it feels (when …)! How it warms your heart (when …)!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amm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ecomes agitated, gets mad, gets ang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opes that he/she…, has a wish for him/her to…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ish, hop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saatigisat</text:p>
          </table:table-cell>
          <table:table-cell table:style-name="ce4" office:value-type="string" calcext:value-type="string">
            <text:p>taggit qasseersiut</text:p>
          </table:table-cell>
          <table:table-cell table:style-name="ce12" office:value-type="string" calcext:value-type="string">
            <text:p>wishes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ssaa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intestinal f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unn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knows what he/she is doing, knows his/her stuf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as committed it to memory, can never forget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saasersima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t anchor</text:p>
          </table:table-cell>
          <table:table-cell table:style-name="ce6" office:value-type="string" calcext:value-type="string">
            <text:p>puttaqut kisaasersimasoq </text:p>
          </table:table-cell>
          <table:table-cell table:style-name="ce6" office:value-type="string" calcext:value-type="string">
            <text:p>lifebuoy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4" office:value-type="string" calcext:value-type="string">
            <text:p>ki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line that goes to an anchor (for holding a net down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4" office:value-type="string" calcext:value-type="string">
            <text:p>ki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mething used as an anchor (for ex. a ston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ang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comes up on its west sid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ig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fastens his/her kayak jacket tighly around the kayak r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igaass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loosened his/her kayak jacket from the kayak r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4" office:value-type="string" calcext:value-type="string">
            <text:p>kitserii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resliced</text:p>
          </table:table-cell>
          <table:table-cell table:style-name="ce11" office:value-type="string" calcext:value-type="string">
            <text:p>iffiaq kitseriigaq</text:p>
          </table:table-cell>
          <table:table-cell table:number-columns-repeated="2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tseriv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utting boar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erluppai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as counted them incorrectly, has miscounted the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cuts it into slices, slices it up</text:p>
          </table:table-cell>
          <table:table-cell table:style-name="ce7"/>
          <table:table-cell table:style-name="ce6" office:value-type="string" calcext:value-type="string">
            <text:p><text:s/></text:p>
          </table:table-cell>
          <table:table-cell table:style-name="ce7" table:number-columns-repeated="21"/>
          <table:table-cell table:number-columns-repeated="998"/>
        </table:table-row>
        <table:table-row table:style-name="ro3">
          <table:table-cell table:style-name="ce2" office:value-type="string" calcext:value-type="string">
            <text:p>kitser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ood slicer, meat slicer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utt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im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its low in the water (said of a boat or ship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inng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ha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to the west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issuarsu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eog. small settlement on an island in Disko Ba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iss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island and island group off the southewest coast of Greenland in the vicinity of Nanortali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it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tie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um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its low in the water (said of a boat or ship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s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ill not flow, is too thick to flo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t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small pices of skin used for skin emboide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tel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overall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tor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cracked, is broken, is torn up (said of a rope or lin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torarpaa</text:p>
          </table:table-cell>
          <table:table-cell table:style-name="ce4" office:value-type="string" calcext:value-type="string">
            <text:p>oqaluut susalik</text:p>
          </table:table-cell>
          <table:table-cell table:style-name="ce7" office:value-type="string" calcext:value-type="string">
            <text:p>breaks it (about a rope) </text:p>
          </table:table-cell>
          <table:table-cell table:style-name="ce7"/>
          <table:table-cell table:number-columns-repeated="2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ttoraass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loses it (a fish) because the line brok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tor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yphe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toraateer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ash (punctuation mark)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ttoraa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loses it (a fish) because the line brok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ta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economizes with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a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wes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ta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est Greenla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aan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 the west of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a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ails around it to the wes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taata siku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ea ice off the West Coast of Greenla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uit?</text:p>
          </table:table-cell>
          <table:table-cell table:style-name="ce2"/>
          <table:table-cell table:style-name="ce6" office:value-type="string" calcext:value-type="string">
            <text:p>Who are you?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tuffs a bird or animal, mounts a bird or animal sk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ers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inks it all the way to the bottom of an ocean or lak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l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about to sink, is on the verge of sinking (said of a ship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ng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alks with his/her pants hanging dow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iv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lift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si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artially fermented be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s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as lost it because it has sunk to the bottom</text:p>
          </table:table-cell>
          <table:table-cell table:style-name="ce7" table:number-columns-repeated="2"/>
          <table:table-cell table:style-name="ce15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iviso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ve one's pants fall dow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s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auks preserved in f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tsi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jack (for an autombil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ttaar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eightlift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ttaarisa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eightlif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sun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v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drops it (causing it to sink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all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t feels warmer (of air temperatur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iaana</text:p>
          </table:table-cell>
          <table:table-cell table:style-name="ce2"/>
          <table:table-cell table:style-name="ce7" office:value-type="string" calcext:value-type="string">
            <text:p>who/ whose</text:p>
          </table:table-cell>
          <table:table-cell table:style-name="ce8" office:value-type="string" calcext:value-type="string">
            <text:p>kiaana nalunaaqutaa? Kiaana tigugamiuk? </text:p>
          </table:table-cell>
          <table:table-cell table:style-name="ce6" office:value-type="string" calcext:value-type="string">
            <text:p>Whose watch is it? Who took it?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jol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ress (woman's garment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add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ough draft (of something written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ass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lass, classroom, grade level (in school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atkag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ancak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av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ian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ejn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Danish christmas cooki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im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lima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ima akunnat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emperate clima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ima issit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ubarctic clima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ima issittor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rctic climat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lima kiat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ubtropical clima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ima kiattor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ropical clima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lubb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lub (organization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nallert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ope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3" office:value-type="string" calcext:value-type="string">
            <text:p>KNR</text:p>
          </table:table-cell>
          <table:table-cell table:style-name="ce3" office:value-type="string" calcext:value-type="string">
            <text:p>Proprium/egennavn</text:p>
          </table:table-cell>
          <table:table-cell table:style-name="ce7" office:value-type="string" calcext:value-type="string">
            <text:p>Kalaallit Nunaata Radiua</text:p>
          </table:table-cell>
          <table:table-cell table:style-name="ce7" table:number-columns-repeated="2"/>
          <table:table-cell table:style-name="ce10" office:value-type="string" calcext:value-type="string">
            <text:p>Greenland national radio 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nægt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jack (playing card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nækbrød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anish crispbread, Danish rye cris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ode isissuti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entrance cod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llegi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doorms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ité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mitte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ission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mission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3">
          <table:table-cell table:style-name="ce2" office:value-type="string" calcext:value-type="string">
            <text:p>kommunalbestyrelsit ataatsimiissuta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district council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e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unicipal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ommune najugarigalla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emporary stay at municipal 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efoged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unicipal bailiff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eqa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inicipality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eqarfiup allaffi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unicipality offic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i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municipality of…</text:p>
          </table:table-cell>
          <table:table-cell table:style-name="ce8"/>
          <table:table-cell table:style-name="ce7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imi polit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politics of the municipality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ip pilersaarusiorner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the plans of the municipality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ist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mmunis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istiussus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being a communis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mmunit ilisarnaataa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municipality shield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ommunit kattussuunnerat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municipality merg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ndom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ndom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nfekti</text:p>
          </table:table-cell>
          <table:table-cell table:style-name="ce4" office:value-type="string" calcext:value-type="string">
            <text:p>taggit</text:p>
          </table:table-cell>
          <table:table-cell table:style-name="ce10" office:value-type="string" calcext:value-type="string">
            <text:p>candy, confections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njakk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gnac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nsulent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nsultan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nsuuleqa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nsulat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nsuul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nsul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nto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ccoun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nto pingaa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rimary accoun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ntonormu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account number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ontorchef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Head of office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ontorfuldmægtig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office clerk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or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baske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orpu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wboy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orpu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cowboys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peerisarf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py room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ralit pillugit paasisassarsiorfii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corals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3" office:value-type="string" calcext:value-type="string">
            <text:p>Korea Avannarl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North Korea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rea Kujall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outh Korea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reami Sorsun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Korean war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rssting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ross stitch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rtbølge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hortwawe (used for radio waves)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rti kinaassutsimut aammalu 16-inik ukioqalereersimanermut uppernarsaat (Danmarkimi imigassamik tupamillu pisisinnaalerfiup killinga)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ID card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oruun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Danish Kroner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oraal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ral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otelett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utlet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r.</text:p>
          </table:table-cell>
          <table:table-cell table:style-name="ce2"/>
          <table:table-cell table:style-name="ce7" office:value-type="string" calcext:value-type="string">
            <text:p>kr. Danish appreviation for Kroner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Kr.in.king.</text:p>
          </table:table-cell>
          <table:table-cell table:style-name="ce2"/>
          <table:table-cell table:style-name="ce7" office:value-type="string" calcext:value-type="string">
            <text:p>A.D/AD Anno Domini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.in.si.</text:p>
          </table:table-cell>
          <table:table-cell table:style-name="ce2"/>
          <table:table-cell table:style-name="ce7" office:value-type="string" calcext:value-type="string">
            <text:p>B.C/BC Before Chris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ani</text:p>
          </table:table-cell>
          <table:table-cell table:style-name="ce4" office:value-type="string" calcext:value-type="string">
            <text:p>taggit</text:p>
          </table:table-cell>
          <table:table-cell table:style-name="ce10" office:value-type="string" calcext:value-type="string">
            <text:p>cran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ansekage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reath cak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edsdommer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unty judg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edsrett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unty courthouse 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ridt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halk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ingle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offee bread ring</text:p>
          </table:table-cell>
          <table:table-cell table:style-name="ce7" table:number-columns-repeated="2"/>
          <table:table-cell/>
          <table:table-cell table:style-name="ce7" table:number-columns-repeated="5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ristumiu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hristian (religion)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istumiussus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hristianity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istus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hris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Kristusip inunngornerata kingornagut </text:p>
          </table:table-cell>
          <table:table-cell table:style-name="ce2"/>
          <table:table-cell table:style-name="ce7" office:value-type="string" calcext:value-type="string">
            <text:p>A.C</text:p>
          </table:table-cell>
          <table:table-cell table:style-name="ce7" table:number-columns-repeated="2"/>
          <table:table-cell table:style-name="ce16" office:value-type="string" calcext:value-type="string">
            <text:p>naal Kr.in.king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3" office:value-type="string" calcext:value-type="string">
            <text:p>Kristusip inunngornerata siornagut </text:p>
          </table:table-cell>
          <table:table-cell table:style-name="ce2"/>
          <table:table-cell table:style-name="ce7" office:value-type="string" calcext:value-type="string">
            <text:p>B.C</text:p>
          </table:table-cell>
          <table:table-cell table:style-name="ce7" table:number-columns-repeated="2"/>
          <table:table-cell office:value-type="string" calcext:value-type="string">
            <text:p>naal Kr.in.si.</text:p>
          </table:table-cell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one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rown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yd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X mar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rydsile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marks it with an X, votes for him-her-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rydsiliiffi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X mark check off box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ræft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nc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ræftip Akiorniarneqarner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ncdr preven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a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ngelica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anniu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cots lovage, Ligusticum scoticum;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art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one fourth, quar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er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loshes out, splashes ou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er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ours it out, pours something over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ersat</text:p>
          </table:table-cell>
          <table:table-cell table:style-name="ce3" office:value-type="string" calcext:value-type="string">
            <text:p>taggit qasseersiut</text:p>
          </table:table-cell>
          <table:table-cell table:style-name="ce6" office:value-type="string" calcext:value-type="string">
            <text:p>heap, pile,m stac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ffert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uitca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ff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ours it out along with something el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glepenn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llpoint pe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gleramme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amme</text:p>
          </table:table-cell>
          <table:table-cell table:style-name="ce7" table:number-columns-repeated="23"/>
          <table:table-cell table:number-columns-repeated="998"/>
        </table:table-row>
        <table:table-row table:style-name="ro4">
          <table:table-cell table:style-name="ce2" office:value-type="string" calcext:value-type="string">
            <text:p>kuim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lopes down, is inclined downwar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n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rensen's catchfly, Silene sorenseni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ora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ours a round of drink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siin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raining without a break, is raining cats and dog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simanngit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eathen, pagan, non-Christian, unbaptized pers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sima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hristian, baptized pers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si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ptism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uisinnermi allagar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ptismal certifica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baptized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uisit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n infant baptism ceremony, holds a christen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sittup atisa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ptismal outfit, christening suit, christening gow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siv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ptismal fo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ss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ptism, christen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tsiv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old <text:s/>(form for casting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been poured out, has spill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i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ours it (a beverage) out, does the honor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oin, loin meat of a sea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neighbor to the sou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ll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south, parts sou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mmuk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ravels south, goes sou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y are having sex, they are sleeping toget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as sex with her, sleeps with 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s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uth wi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4" office:value-type="string" calcext:value-type="string">
            <text:p>kuja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located quite a bit to the sou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sippoq</text:p>
          </table:table-cell>
          <table:table-cell table:style-name="ce4" office:value-type="string" calcext:value-type="string">
            <text:p>oqaluut susaatsoq</text:p>
          </table:table-cell>
          <table:table-cell table:style-name="ce7" office:value-type="string" calcext:value-type="string">
            <text:p>southern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ujata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rea to its south, parts that lie south of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ta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eog. South Greenla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taan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ocated south of it, is south of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taata Naqiterivi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uth Greenland's Pres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varpoq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has moved to the sou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j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keel of a bo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iff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oo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iffall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hoofed animal, ungula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iffaajo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n animal in Greenlandic lege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igis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nail fi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ii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uts his/her nails, trims his/her nail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nail, cla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ilik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ith nails/claws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ukil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an ingrown nai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ood between the tee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arn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ried seal bloo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food stuck between his tee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ilag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lectrum, pick for a string instrumen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il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cratches it with his nails, plucks it, strum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ilattar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ar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ili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awl pin, brooc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kooq angutiv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oos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kooq arnav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e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ko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rows (of a rooster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kuuar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hicke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ku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foul, poult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lutt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done something wrong, has made a mistak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luttu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failed work/work with errors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ukku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rror, mistak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nersiorfi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writing book, notebook with lined pap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nersio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ict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nersiu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edits it, copy edits it, correct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hite tie, white tie and tail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t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makes a series of errors, is haples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up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ives him/her the wrong message, is responsible for his/her mistake</text:p>
          </table:table-cell>
          <table:table-cell table:style-name="ce7" table:number-columns-repeated="2"/>
          <table:table-cell table:style-name="ce14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ukku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oes something wrong, makes a mistake, makes an err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u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does it wrong, makes a mistake with it, mishandles i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kkaaj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icks his/her teet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kaaj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othpic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oqqaatis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kindling, tind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lights the stove, builds a fir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kuuti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ried moss used for tind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lav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emale caribou, reindeer cow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ll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umb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llor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eog.a village in the Upernavik archepelago at 74° 34'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llupo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umb guar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llut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ucks his/her thumb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lo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lubs (playing card suit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ltureqarnermik siammarteri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ultural ambassador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ultureqarnermut sunngiffimmullu siunnersorti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cultural advisor for the department of culture in the Greenlandic government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ulturimut tunngasut</text:p>
          </table:table-cell>
          <table:table-cell table:style-name="ce4" office:value-type="string" calcext:value-type="string">
            <text:p>taggit qasseersiut</text:p>
          </table:table-cell>
          <table:table-cell table:style-name="ce7" office:value-type="string" calcext:value-type="string">
            <text:p>things related to cultur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ulu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morally upright, is concerned to behave properly</text:p>
          </table:table-cell>
          <table:table-cell table:style-name="ce7" table:number-columns-repeated="23"/>
          <table:table-cell table:number-columns-repeated="998"/>
        </table:table-row>
        <table:table-row table:style-name="ro4">
          <table:table-cell table:style-name="ce2" office:value-type="string" calcext:value-type="string">
            <text:p>kulump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lumps of flou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ou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angiu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fine-tooth comb for delous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covered with lice, is louse ridde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ig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crubs i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mig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crub brus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igaa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scrub brush for floors, floor brus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ilan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usybody, nosey person, meddl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cratches himself/hersel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cratches him/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itsi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ck scratc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m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li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mer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plagued by itches from li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m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ubb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m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rubber boo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m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ck scratc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oorn!</text:p>
          </table:table-cell>
          <table:table-cell table:style-name="ce2"/>
          <table:table-cell table:style-name="ce6" office:value-type="string" calcext:value-type="string">
            <text:p>Good morning!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o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ays good morning, says "kumoorn"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aaj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removes lice from him/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a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looks for lice on him/her, comb throug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maas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araway seed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kis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io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niff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i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kissing (each other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gives him/her a kiss, kisses him/her/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issuupp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re kissing each other passionate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eq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kingdo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k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-arn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queen (female regent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itsuu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epublic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kkormi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ourt, king's court, royal cour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mik Paarsis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The Royal Life Guards (Den Kongelige Livgarde)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p-erner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rince, king's s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p-inalugai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macaroni</text:p>
          </table:table-cell>
          <table:table-cell table:style-name="ce7"/>
          <table:table-cell table:style-name="ce6"/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unngip-nuli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queen, king's wif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p-pani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rincess, king's daugh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rown prince, crown princess, next in line for the thro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it pingasut ullu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piphany, January 6, Three Kings' Da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o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raps him/her on the head with the knuckl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nngortaa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lay a card game where the loser gets rapped on the hea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pp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smallpox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ppiler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a smallpox vaccina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ppilersissimanermut uppernars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roof or smallpox vaccination, vaccination certifica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pp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smallpox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rsuse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articipation in a cour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rsus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taking a course, is out taking a cour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rsusert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venue for taking courses, convention cen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rsu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lass, cours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aginngil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doesn't find him/her/it attractive, doesn't like him/her/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a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finds it pretty, thinks it is love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akkeer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on bad terms with him/her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usakkisaanngila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an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pretty, is good looking, is attractive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anartuli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rafts, hand-made decorative items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annati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looks good in it (clothing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anaat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ug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anaatsul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ehaves badly, causes a scanda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ass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rimps, preens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eria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rop of liqui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eriart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s drops in it (for ex. an eye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eriart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ipett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rip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ag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does not want to get involved with it, is afraid to do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Northern Wheatear Oenanthe oenanth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angaj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downward slope seen from abov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ang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nclines downward, hangs his/her hea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anngarmi</text:p>
          </table:table-cell>
          <table:table-cell table:style-name="ce2"/>
          <table:table-cell table:style-name="ce6" office:value-type="string" calcext:value-type="string">
            <text:p>with head dow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anng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falls down on his/her hea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begun to sink deeper into the water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ussart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ngs out over something (with the upper body)</text:p>
          </table:table-cell>
          <table:table-cell table:style-name="ce7" table:number-columns-repeated="23"/>
          <table:table-cell table:number-columns-repeated="998"/>
        </table:table-row>
        <table:table-row table:style-name="ro4">
          <table:table-cell table:style-name="ce2" office:value-type="string" calcext:value-type="string">
            <text:p>kussarti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ried fis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as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inks it is too little, thinks it's not enoug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ditch, trenc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tream bed, bed of a small river or strea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igs a trench, digs a ditch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ss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heap, stingy, penny pinc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ssug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ewitched, under a spell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ssu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itch, sorcer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ss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uses witchcraft to hurt him/h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ssaap qilaatai</text:p>
          </table:table-cell>
          <table:table-cell table:style-name="ce2"/>
          <table:table-cell table:style-name="ce6" office:value-type="string" calcext:value-type="string">
            <text:p>snow whitlow grass, Draba nivalis;</text:p>
          </table:table-cell>
          <table:table-cell table:style-name="ce7" office:value-type="string" calcext:value-type="string">
            <text:p>flower</text:p>
          </table:table-cell>
          <table:table-cell table:style-name="ce7" table:number-columns-repeated="22"/>
          <table:table-cell table:number-columns-repeated="998"/>
        </table:table-row>
        <table:table-row table:style-name="ro2">
          <table:table-cell table:style-name="ce2" office:value-type="string" calcext:value-type="string">
            <text:p>kusug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icicle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t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alks babytalk, doesn't speak clear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tsi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lumbar vertebra</text:p>
          </table:table-cell>
          <table:table-cell table:style-name="ce7"/>
          <table:table-cell table:style-name="ce6"/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uts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sks for hel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t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unhelpfu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tsu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esin, shellac, polyurethane res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tt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utter, diesel fishing cut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tuul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rips continual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taa!</text:p>
          </table:table-cell>
          <table:table-cell table:style-name="ce4" office:value-type="string" calcext:value-type="string">
            <text:p>oqaaseeraq oqaqqarniut</text:p>
          </table:table-cell>
          <table:table-cell table:style-name="ce6" office:value-type="string" calcext:value-type="string">
            <text:p>Hello! Good day!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t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ays hello, says "Kutaa!"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ee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extremely hospitable, is generous to a faul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utter, drainpipe, drainage ditch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guppaa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t (a river) has taken it down strea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g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uns slowly, flows slowly (said of water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iver, water course, cree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kkooriar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rocodi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kko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follows the course of a river (said of water craft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ko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ucko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koortit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ld-clad, gold-fill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kuju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young of the king eider, Somateria spectabilis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lt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ol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ltilersug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old plat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ltisio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old mining / gold digging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uultisio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old prospector, gold min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ltitig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old clad, made of gold, filled with gol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ltiu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onze gil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ltiusartig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onze gilde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ltius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gold colored, golden in col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mmi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eog. village in Southeast Greenland at 65°51′55″N 37°00′30″W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ng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walks pigeon-toed, walks with feet or toes pointed inwar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nng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reek, brook, small strea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nna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geog. mountain in Southwest Greenland at 61°13'0" N,</text:p>
            <text:p> 48°25'0" W;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pe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rowbar, breaking ir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uns down (said of water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ssim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omeone who helps ou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us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 big river, a wide riv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ssaanngila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wild about something, is crazy for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st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broo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ts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ip socke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tsitsiffigititt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ower stall, bathroom with a show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uutsits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ours something out, flushes something dow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uuttusisim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t (a river) has risen, it (a river) is swolle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vadratmet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quare met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viksølv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ercury, quicksilv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væk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Quak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vælstoff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nitroge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ystskippe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ptain of a coastal vesse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ælk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sled, tobogga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ærnemælk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uttermilk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ørvel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hervil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affapput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re going around in a circle, are dancing with gust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ffar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urns easily, dances the polka wel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ffarlu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urns with difficulty, is not good at dancing the polka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nvi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geer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ookies, Danish past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g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ak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gil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bakes cakes, makes past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jall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randy, whiskey, schnapp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jalla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revolution, one turn around an axi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jallanner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ircumference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jall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in a circuit around something, finishes a lap in a rac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jall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goes all the way around it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ajallaaneq</text:p>
          </table:table-cell>
          <table:table-cell table:style-name="ce4" office:value-type="string" calcext:value-type="string">
            <text:p>taggit</text:p>
          </table:table-cell>
          <table:table-cell table:style-name="ce9" office:value-type="string" calcext:value-type="string">
            <text:p>circumnavigation</text:p>
          </table:table-cell>
          <table:table-cell table:style-name="ce6" office:value-type="string" calcext:value-type="string">
            <text:p>nunarsuarmik kaajallaaneq </text:p>
          </table:table-cell>
          <table:table-cell table:style-name="ce6" office:value-type="string" calcext:value-type="string">
            <text:p>trip around the world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aajallaannarluni</text:p>
          </table:table-cell>
          <table:table-cell table:style-name="ce4" office:value-type="string" calcext:value-type="string">
            <text:p>oqaluut</text:p>
          </table:table-cell>
          <table:table-cell table:style-name="ce9" office:value-type="string" calcext:value-type="string">
            <text:p>turn back right away</text:p>
          </table:table-cell>
          <table:table-cell table:style-name="ce6" office:value-type="string" calcext:value-type="string">
            <text:p>kaajallaannarluni uterpoq </text:p>
          </table:table-cell>
          <table:table-cell table:style-name="ce6" office:value-type="string" calcext:value-type="string">
            <text:p>comes back immediately</text:p>
          </table:table-cell>
          <table:table-cell table:style-name="ce7" table:number-columns-repeated="6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ajall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ets all the way around, has gone once around someth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jallaasi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message that is sent around, for ex. a circular or flyer;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ajalui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enced-in area, yard, square (surrounded by buildings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jaluk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goes around busil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alrus hid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kku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feels that another is hung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llugit</text:p>
          </table:table-cell>
          <table:table-cell table:style-name="ce4" office:value-type="string" calcext:value-type="string">
            <text:p>oqaluut</text:p>
          </table:table-cell>
          <table:table-cell table:style-name="ce7" office:value-type="string" calcext:value-type="string">
            <text:p>putting the hand into</text:p>
          </table:table-cell>
          <table:table-cell table:style-name="ce6" office:value-type="string" calcext:value-type="string">
            <text:p>kaasarfini kaallugit </text:p>
          </table:table-cell>
          <table:table-cell table:style-name="ce6" office:value-type="string" calcext:value-type="string">
            <text:p>with his/her handes in his/her pockets</text:p>
          </table:table-cell>
          <table:table-cell table:style-name="ce7" table:number-columns-repeated="21"/>
          <table:table-cell table:number-columns-repeated="998"/>
        </table:table-row>
        <table:table-row table:style-name="ro2">
          <table:table-cell table:style-name="ce2" office:value-type="string" calcext:value-type="string">
            <text:p>kaam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shes it from behind, pushes it (e.g., a boat) into the wat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mis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shes it along in front of himself/hersel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mmatto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encourages him/her in an endeavo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muum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emain in a certain place or condition, keep do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ung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nnersu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tarvation, fami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nngal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can come loose easily, can flake off, can peel of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nng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come loose, has come of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nng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come loose, has come off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paj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oes not have enough to e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per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does not have enough to ea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ppats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uddenly feels hungry, has a hunger pa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is hung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strikes it once with a hammer or ston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rfa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its top (said of trees or mountains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ria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urry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rs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cres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areq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mpire, imperial real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ocke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arfimmiu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contents of a pocket 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arfissio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pickpocke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arfiss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ummages around in his/her pocket(s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ari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emperor, kais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imaaginnarto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one who constantly has his/her hands in his/her pockets, someone unwilling to work, indigent person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asim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has his/her hands in his/her pocket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salis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ides along on top of a wave</text:p>
          </table:table-cell>
          <table:table-cell table:style-name="ce7" table:number-columns-repeated="23"/>
          <table:table-cell table:number-columns-repeated="998"/>
        </table:table-row>
        <table:table-row table:style-name="ro3">
          <table:table-cell table:style-name="ce2" office:value-type="string" calcext:value-type="string">
            <text:p>kaassali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urfs, is propelled by a wave (said of a vessel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s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heave of a pulley or ship's block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ass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slides on his/her botto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su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pushes the sled in front of him/h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suaatinik issiavilimmut iserfiusinnaa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wheel chair accessible </text:p>
          </table:table-cell>
          <table:table-cell table:style-name="ce7"/>
          <table:table-cell table:number-columns-repeated="2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ass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ornado, whirlwi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ss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re is a tornado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ammer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at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removes the hair from it (a skin) by soaking it in lye water or another liqui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to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s a hand under it to feel around for something</text:p>
          </table:table-cell>
          <table:table-cell table:style-name="ce7" table:number-columns-repeated="2"/>
          <table:table-cell table:style-name="ce14"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att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beats on it with a hammer, hammers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ttungi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arnacle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ttaan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uctio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ar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ounds it (for ex. frozen fat or blubber) to extract the oil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arsi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spermaceti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art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hale oil extracted by pounding frozen blubb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artaa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hammer for extracting whale oil from frozen blubber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the top of something (for ex. a tree or mountain)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equt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flower hea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equteqar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bunch of flowers at the end of a stem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iffik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axis around which something revolv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iiaa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runs around busily, is very busy taking care of thing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iiaartitat</text:p>
          </table:table-cell>
          <table:table-cell table:style-name="ce4" office:value-type="string" calcext:value-type="string">
            <text:p>taggit qasseersiut</text:p>
          </table:table-cell>
          <table:table-cell table:style-name="ce6" office:value-type="string" calcext:value-type="string">
            <text:p>revenue from an busines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ikulo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polka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ip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urns around, spins, rotates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ipp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moves around it, avoids it by going around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itiaa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spinning top, toy top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ittuliorneq</text:p>
          </table:table-cell>
          <table:table-cell table:style-name="ce4" office:value-type="string" calcext:value-type="string">
            <text:p>taggit</text:p>
          </table:table-cell>
          <table:table-cell table:style-name="ce6" office:value-type="string" calcext:value-type="string">
            <text:p>whirlwind</text:p>
          </table:table-cell>
          <table:table-cell table:style-name="ce7" table:number-columns-repeated="8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2" office:value-type="string" calcext:value-type="string">
            <text:p>kaavittuliorp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a whirlwind is arising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oq</text:p>
          </table:table-cell>
          <table:table-cell table:style-name="ce4" office:value-type="string" calcext:value-type="string">
            <text:p>oqaluut susaatsoq</text:p>
          </table:table-cell>
          <table:table-cell table:style-name="ce6" office:value-type="string" calcext:value-type="string">
            <text:p>the hair is loosening or coming off a skin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kaavaa</text:p>
          </table:table-cell>
          <table:table-cell table:style-name="ce4" office:value-type="string" calcext:value-type="string">
            <text:p>oqaluut susalik</text:p>
          </table:table-cell>
          <table:table-cell table:style-name="ce6" office:value-type="string" calcext:value-type="string">
            <text:p>puts his/her hand in it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2" office:value-type="string" calcext:value-type="string">
            <text:p>sullissiumato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ervice minded person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eqinnaatso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ervice minded person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anngutsaatsulior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sexual abus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isernissamut akueritissutiss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entrance code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iluatsinngitsuuga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failed work/work with errors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>
          <table:table-cell table:style-name="ce2" office:value-type="string" calcext:value-type="string">
            <text:p>kuultimik piiaaneq</text:p>
          </table:table-cell>
          <table:table-cell table:style-name="ce4" office:value-type="string" calcext:value-type="string">
            <text:p>taggit</text:p>
          </table:table-cell>
          <table:table-cell table:style-name="ce7" office:value-type="string" calcext:value-type="string">
            <text:p>gold mining / gold digging</text:p>
          </table:table-cell>
          <table:table-cell table:style-name="ce7" table:number-columns-repeated="2"/>
          <table:table-cell/>
          <table:table-cell table:style-name="ce7" table:number-columns-repeated="20"/>
          <table:table-cell table:number-columns-repeated="998"/>
        </table:table-row>
        <table:table-row table:style-name="ro2" table:number-rows-repeated="85">
          <table:table-cell table:style-name="ce2" table:number-columns-repeated="2"/>
          <table:table-cell table:style-name="ce7" table:number-columns-repeated="24"/>
          <table:table-cell table:number-columns-repeated="998"/>
        </table:table-row>
        <table:table-row table:style-name="ro6" table:number-rows-repeated="1047193">
          <table:table-cell table:number-columns-repeated="1024"/>
        </table:table-row>
        <table:table-row table:style-name="ro7" table:number-rows-repeated="11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Ark1" table:style-name="ta2">
        <table:table-column table:style-name="co10" table:number-columns-repeated="1024" table:default-cell-style-name="Default"/>
        <table:table-row table:style-name="ro2">
          <table:table-cell table:style-name="ce17" office:value-type="string" calcext:value-type="string">
            <text:p>Kalaallit Kilisaateqarfiat</text:p>
          </table:table-cell>
          <table:table-cell table:style-name="ce2"/>
          <table:table-cell table:style-name="ce7" table:number-columns-repeated="9"/>
          <table:table-cell table:style-name="ce6"/>
          <table:table-cell table:style-name="ce7" table:number-columns-repeated="1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iuerfiat (naal KNI)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Aalisakkanik Pinngortitanillu Misissuisoqarfik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Aalisarsinnaatitaanermut Nakkutilliisoqarfik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Aalisartut Piniartullu Kattuffiat</text:p>
          </table:table-cell>
          <table:table-cell table:style-name="ce2" office:value-type="string" calcext:value-type="string">
            <text:p>(naal KNAPK)</text:p>
          </table:table-cell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Angalatitsivik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Atortussiassat Aatsitassanit Pisut Pillugit Ataatsimiittartoqatigiit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eqqartuussisoqarnermi ataatsimiititaliarsuaq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Ilinniartitsisut Kattuffiat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Innarluutillit Piginnaanikitsullu Kattuffiat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Kommunit Kattuffiat</text:p>
          </table:table-cell>
          <table:table-cell table:style-name="ce2" office:value-type="string" calcext:value-type="string">
            <text:p>(naal KANUKOKA)</text:p>
          </table:table-cell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Naatsorsueqqissaartarfik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Namminersornerullutik Oqartussat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Silasiorfik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Sulisitsisut Peqatigiiffiat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Timersortartut Peqatigiiffiisa Kattuffiat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i Ujarassiortut Misissuisoqarfiat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ut Ministereqarfik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nnut Ministeri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t</text:p>
          </table:table-cell>
          <table:table-cell table:style-name="ce2" office:value-type="string" calcext:value-type="string">
            <text:p>(naal Kal. Nun.)</text:p>
          </table:table-cell>
          <table:table-cell table:style-name="ce6" office:value-type="string" calcext:value-type="string">
            <text:p>Greenland</text:p>
          </table:table-cell>
          <table:table-cell table:style-name="ce7" table:number-columns-repeated="23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ta Ammerivia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ta biskoppia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2">
          <table:table-cell table:style-name="ce17" office:value-type="string" calcext:value-type="string">
            <text:p>Kalaallit Nunaata Ilisimatuutut Misissugaaneranut Ataatsimiititaliat</text:p>
          </table:table-cell>
          <table:table-cell table:style-name="ce2"/>
          <table:table-cell table:style-name="ce7" table:number-columns-repeated="24"/>
          <table:table-cell table:number-columns-repeated="998"/>
        </table:table-row>
        <table:table-row table:style-name="ro8" table:number-rows-repeated="1048552">
          <table:table-cell table:number-columns-repeated="1024"/>
        </table:table-row>
        <table:table-row table:style-name="ro8">
          <table:table-cell table:number-columns-repeated="1024"/>
        </table:table-row>
      </table:table>
      <table:named-expressions/>
      <table:database-ranges>
        <table:database-range table:name="__Anonymous_Sheet_DB__0" table:target-range-address="K.A1:K.F1280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libri" svg:font-family="Calibri"/>
    <style:font-face style:name="Arial1" svg:font-family="Arial" style:font-family-generic="swiss"/>
    <style:font-face style:name="Calibri1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a" fo:country="DK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da" number:country="DK">kr</number:currency-symbol>
      <number:text> </number:text>
      <number:number number:decimal-places="2" loext:min-decimal-places="2" number:min-integer-digits="1" number:grouping="true"/>
    </number:currency-style>
    <number:currency-style style:name="N104">
      <style:text-properties fo:color="#ff0000"/>
      <number:currency-symbol number:language="da" number:country="DK">kr</number:currency-symbol>
      <number:text> -</number:text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0107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7" number:language="da" number:country="DK">
      <number:text>kr -</number:text>
      <number:number number:decimal-places="0" loext:min-decimal-places="0" number:min-integer-digits="1" number:grouping="true"/>
      <style:map style:condition="value()&gt;=0" style:apply-style-name="N10107P0"/>
    </number:number-style>
    <number:number-style style:name="N10108P0" style:volatile="true" number:language="da" number:country="DK">
      <number:text>kr </number:text>
      <number:number number:decimal-places="0" loext:min-decimal-places="0" number:min-integer-digits="1" number:grouping="true"/>
    </number:number-style>
    <number:number-style style:name="N10108" number:language="da" number:country="DK">
      <style:text-properties fo:color="#ff0000"/>
      <number:text>kr -</number:text>
      <number:number number:decimal-places="0" loext:min-decimal-places="0" number:min-integer-digits="1" number:grouping="true"/>
      <style:map style:condition="value()&gt;=0" style:apply-style-name="N10108P0"/>
    </number:number-style>
    <number:number-style style:name="N10109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09" number:language="da" number:country="DK">
      <number:text>kr -</number:text>
      <number:number number:decimal-places="2" loext:min-decimal-places="2" number:min-integer-digits="1" number:grouping="true"/>
      <style:map style:condition="value()&gt;=0" style:apply-style-name="N10109P0"/>
    </number:number-style>
    <number:number-style style:name="N10110P0" style:volatile="true" number:language="da" number:country="DK">
      <number:text>kr </number:text>
      <number:number number:decimal-places="2" loext:min-decimal-places="2" number:min-integer-digits="1" number:grouping="true"/>
    </number:number-style>
    <number:number-style style:name="N10110" number:language="da" number:country="DK">
      <style:text-properties fo:color="#ff0000"/>
      <number:text>kr -</number:text>
      <number:number number:decimal-places="2" loext:min-decimal-places="2" number:min-integer-digits="1" number:grouping="true"/>
      <style:map style:condition="value()&gt;=0" style:apply-style-name="N10110P0"/>
    </number:number-style>
    <number:date-style style:name="N10111" number:language="da" number:country="DK">
      <number:day number:style="long"/>
      <number:text>-</number:text>
      <number:month number:textual="true"/>
      <number:text>-</number:text>
      <number:year/>
    </number:date-style>
    <number:date-style style:name="N10112" number:language="da" number:country="DK">
      <number:month number:textual="true"/>
      <number:text>-</number:text>
      <number:year/>
    </number:date-style>
    <number:time-style style:name="N10113" number:language="da" number:country="DK">
      <number:hours/>
      <number:text>:</number:text>
      <number:minutes number:style="long"/>
      <number:text> </number:text>
      <number:am-pm/>
    </number:time-style>
    <number:time-style style:name="N10114" number:language="da" number:country="DK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5" number:language="da" number:country="DK">
      <number:day number:style="long"/>
      <number:text>-</number:text>
      <number:month number:style="long"/>
      <number:text>-</number:text>
      <number:year number:style="long"/>
      <number:text> </number:text>
      <number:hours number:style="long"/>
      <number:text>:</number:text>
      <number:minutes number:style="long"/>
    </number:date-style>
    <number:number-style style:name="N10116P0" style:volatile="true" number:language="da" number:country="DK">
      <number:number number:decimal-places="0" loext:min-decimal-places="0" number:min-integer-digits="1" number:grouping="true"/>
    </number:number-style>
    <number:number-style style:name="N10116" number:language="da" number:country="DK">
      <number:text>-</number:text>
      <number:number number:decimal-places="0" loext:min-decimal-places="0" number:min-integer-digits="1" number:grouping="true"/>
      <style:map style:condition="value()&gt;=0" style:apply-style-name="N10116P0"/>
    </number:number-style>
    <number:number-style style:name="N10117P0" style:volatile="true" number:language="da" number:country="DK">
      <number:number number:decimal-places="0" loext:min-decimal-places="0" number:min-integer-digits="1" number:grouping="true"/>
    </number:number-style>
    <number:number-style style:name="N10117" number:language="da" number:country="DK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da" number:country="DK">
      <number:number number:decimal-places="2" loext:min-decimal-places="2" number:min-integer-digits="1" number:grouping="true"/>
    </number:number-style>
    <number:number-style style:name="N10118" number:language="da" number:country="DK">
      <number:text>-</number:text>
      <number:number number:decimal-places="2" loext:min-decimal-places="2" number:min-integer-digits="1" number:grouping="true"/>
      <style:map style:condition="value()&gt;=0" style:apply-style-name="N10118P0"/>
    </number:number-style>
    <number:number-style style:name="N10119P0" style:volatile="true" number:language="da" number:country="DK">
      <number:number number:decimal-places="2" loext:min-decimal-places="2" number:min-integer-digits="1" number:grouping="true"/>
    </number:number-style>
    <number:number-style style:name="N10119" number:language="da" number:country="DK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da" number:country="DK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0P1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0P2" style:volatile="true" number:language="da" number:country="DK">
      <loext:text> </loext:text>
      <loext:fill-character> </loext:fill-character>
      <number:text>- </number:text>
    </number:number-style>
    <number:text-style style:name="N10120" number:language="da" number:country="DK">
      <number:text> </number:text>
      <number:text-content/>
      <number:text> </number:text>
      <style:map style:condition="value()&gt;0" style:apply-style-name="N10120P0"/>
      <style:map style:condition="value()&lt;0" style:apply-style-name="N10120P1"/>
      <style:map style:condition="value()=0" style:apply-style-name="N10120P2"/>
    </number:text-style>
    <number:number-style style:name="N10121P0" style:volatile="true" number:language="da" number:country="DK">
      <loext:text> kr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da" number:country="DK">
      <loext:text> kr </loext:text>
      <loext:fill-character> </loext:fill-character>
      <number:text>- </number:text>
    </number:number-style>
    <number:text-style style:name="N10121" number:language="da" number:country="DK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da" number:country="DK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2P1" style:volatile="true" number:language="da" number:country="DK">
      <loext:text>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2P2" style:volatile="true" number:language="da" number:country="DK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2" number:language="da" number:country="DK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da" number:country="DK">
      <loext:text> kr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da" number:country="DK">
      <loext:text> kr </loext:text>
      <loext:fill-character> </loext:fill-character>
      <number:text>-</number:text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da" number:country="DK">
      <loext:text> kr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da" number:country="DK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fo:font-size="9pt" style:font-name-asian="Arial Unicode MS" style:font-family-asian="'Arial Unicode MS'" style:font-family-generic-asian="system" style:font-pitch-asian="variable" style:font-size-asian="9pt" style:font-name-complex="Arial Unicode MS" style:font-family-complex="'Arial Unicode MS'" style:font-family-generic-complex="system" style:font-pitch-complex="variable" style:font-size-complex="9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4">
      <style:page-layout-properties fo:page-width="210.01mm" fo:page-height="297mm" style:num-format="1" style:print-orientation="portrait" fo:margin-top="19.05mm" fo:margin-bottom="19.05mm" fo:margin-left="17.78mm" fo:margin-right="17.78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0-05-07">00-00-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Ark1" style:display-name="PageStyle_Ark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K" style:display-name="PageStyle_K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qaasileriffik</meta:initial-creator>
    <meta:creation-date>2017-05-17T14:03:17</meta:creation-date>
    <dc:date>2020-05-07T18:49:49.049553897</dc:date>
    <meta:generator>LibreOffice/5.0.4.2$MacOSX_X86_64 LibreOffice_project/2b9802c1994aa0b7dc6079e128979269cf95bc78</meta:generator>
    <meta:editing-duration>PT27M17S</meta:editing-duration>
    <meta:editing-cycles>5</meta:editing-cycles>
    <meta:document-statistic meta:table-count="2" meta:cell-count="3906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